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79"/>
    <style:style style:name="ce2" style:family="table-cell" style:parent-style-name="Default" style:data-style-name="N4"/>
    <style:style style:name="ce3" style:family="table-cell" style:parent-style-name="Default" style:data-style-name="N1"/>
    <style:style style:name="ce4" style:family="table-cell" style:parent-style-name="Default" style:data-style-name="N178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-vs-t" table:style-name="ta1">
        <table:shapes>
          <draw:frame draw:z-index="0" draw:style-name="gr1" draw:text-style-name="P1" svg:width="8cm" svg:height="6cm" svg:x="14.735cm" svg:y="1.946cm">
            <draw:object draw:notify-on-update-of-ranges="'s-vs-t'.A2:'s-vs-t'.A23 's-vs-t'.B1:'s-vs-t'.B1 's-vs-t'.B2:'s-vs-t'.B23 's-vs-t'.G1:'s-vs-t'.G52 's-vs-t'.H1:'s-vs-t'.H1 's-vs-t'.H1:'s-vs-t'.H52 's-vs-t'.C1:'s-vs-t'.C51 's-vs-t'.D1:'s-vs-t'.D1 's-vs-t'.D1:'s-vs-t'.D51 's-vs-t'.G1:'s-vs-t'.G52 's-vs-t'.I1:'s-vs-t'.I1 's-vs-t'.I1:'s-vs-t'.I52 's-vs-t'.E1:'s-vs-t'.E51 's-vs-t'.F1:'s-vs-t'.F1 's-vs-t'.F1:'s-vs-t'.F51 's-vs-t'.G1:'s-vs-t'.G52 's-vs-t'.J1:'s-vs-t'.J1 's-vs-t'.J1:'s-vs-t'.J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t17</text:p>
          </table:table-cell>
          <table:table-cell office:value-type="string" calcext:value-type="string">
            <text:p>А: </text:p>
          </table:table-cell>
          <table:table-cell office:value-type="string" calcext:value-type="string">
            <text:p>t53</text:p>
          </table:table-cell>
          <table:table-cell office:value-type="string" calcext:value-type="string">
            <text:p>Б:</text:p>
          </table:table-cell>
          <table:table-cell office:value-type="string" calcext:value-type="string">
            <text:p>t70</text:p>
          </table:table-cell>
          <table:table-cell office:value-type="string" calcext:value-type="string">
            <text:p>В: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=0,17</text:p>
          </table:table-cell>
          <table:table-cell office:value-type="string" calcext:value-type="string">
            <text:p>S=0,53</text:p>
          </table:table-cell>
          <table:table-cell office:value-type="string" calcext:value-type="string">
            <text:p>S=0,70</text:p>
          </table:table-cell>
          <table:table-cell table:number-columns-repeated="4"/>
          <table:table-cell office:value-type="string" calcext:value-type="string">
            <text:p>А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В</text:p>
          </table:table-cell>
          <table:table-cell table:number-columns-repeated="16367"/>
        </table:table-row>
        <table:table-row table:style-name="ro1">
          <table:table-cell table:number-columns-repeated="3" office:value-type="float" office:value="0" calcext:value-type="float">
            <text:p>0,0</text:p>
          </table:table-cell>
          <table:table-cell office:value-type="float" office:value="0.0304134" calcext:value-type="float">
            <text:p>0,0</text:p>
          </table:table-cell>
          <table:table-cell office:value-type="float" office:value="0" calcext:value-type="float">
            <text:p>0,0</text:p>
          </table:table-cell>
          <table:table-cell office:value-type="float" office:value="0.304923" calcext:value-type="float">
            <text:p>0,3</text:p>
          </table:table-cell>
          <table:table-cell office:value-type="float" office:value="0" calcext:value-type="float">
            <text:p>0,0</text:p>
          </table:table-cell>
          <table:table-cell table:formula="of:=[.O$2]+[.O$3]*(1-EXP(-[.O$4]*[.$G2]))" office:value-type="float" office:value="0" calcext:value-type="float">
            <text:p>0,0</text:p>
          </table:table-cell>
          <table:table-cell table:formula="of:=[.P$2]+[.P$3]*(1-EXP(-[.P$4]*[.$G2]))" office:value-type="float" office:value="0.16" calcext:value-type="float">
            <text:p>0,2</text:p>
          </table:table-cell>
          <table:table-cell table:formula="of:=[.Q$2]+[.Q$3]*(1-EXP(-[.Q$4]*[.$G2]))" office:value-type="float" office:value="0.27" calcext:value-type="float">
            <text:p>0,3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27" calcext:value-type="float">
            <text:p>0,27</text:p>
          </table:table-cell>
          <table:table-cell table:number-columns-repeated="16367"/>
        </table:table-row>
        <table:table-row table:style-name="ro1">
          <table:table-cell office:value-type="float" office:value="0.042162554567189" calcext:value-type="float">
            <text:p>0,0</text:p>
          </table:table-cell>
          <table:table-cell office:value-type="float" office:value="0.0101156" calcext:value-type="float">
            <text:p>0,0</text:p>
          </table:table-cell>
          <table:table-cell office:value-type="float" office:value="0.0233687183482665" calcext:value-type="float">
            <text:p>0,0</text:p>
          </table:table-cell>
          <table:table-cell office:value-type="float" office:value="0.222354" calcext:value-type="float">
            <text:p>0,2</text:p>
          </table:table-cell>
          <table:table-cell office:value-type="float" office:value="0.014608778223889" calcext:value-type="float">
            <text:p>0,0</text:p>
          </table:table-cell>
          <table:table-cell office:value-type="float" office:value="0.306663" calcext:value-type="float">
            <text:p>0,3</text:p>
          </table:table-cell>
          <table:table-cell office:value-type="float" office:value="0.02" calcext:value-type="float">
            <text:p>0,0</text:p>
          </table:table-cell>
          <table:table-cell table:formula="of:=[.O$2]+[.O$3]*(1-EXP(-[.O$4]*[.$G3]))" office:value-type="float" office:value="0.0156770117521433" calcext:value-type="float">
            <text:p>0,0</text:p>
          </table:table-cell>
          <table:table-cell table:formula="of:=[.P$2]+[.P$3]*(1-EXP(-[.P$4]*[.$G3]))" office:value-type="float" office:value="0.200708642781823" calcext:value-type="float">
            <text:p>0,2</text:p>
          </table:table-cell>
          <table:table-cell table:formula="of:=[.Q$2]+[.Q$3]*(1-EXP(-[.Q$4]*[.$G3]))" office:value-type="float" office:value="0.314521578954153" calcext:value-type="float">
            <text:p>0,3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0.4" calcext:value-type="float">
            <text:p>0,40</text:p>
          </table:table-cell>
          <table:table-cell table:number-columns-repeated="16367"/>
        </table:table-row>
        <table:table-row table:style-name="ro1">
          <table:table-cell office:value-type="float" office:value="0.0627075973014045" calcext:value-type="float">
            <text:p>0,1</text:p>
          </table:table-cell>
          <table:table-cell office:value-type="float" office:value="0.0310986" calcext:value-type="float">
            <text:p>0,0</text:p>
          </table:table-cell>
          <table:table-cell office:value-type="float" office:value="0.0404870309050773" calcext:value-type="float">
            <text:p>0,0</text:p>
          </table:table-cell>
          <table:table-cell office:value-type="float" office:value="0.259401" calcext:value-type="float">
            <text:p>0,3</text:p>
          </table:table-cell>
          <table:table-cell office:value-type="float" office:value="0.0268374496620056" calcext:value-type="float">
            <text:p>0,0</text:p>
          </table:table-cell>
          <table:table-cell office:value-type="float" office:value="0.34414" calcext:value-type="float">
            <text:p>0,3</text:p>
          </table:table-cell>
          <table:table-cell office:value-type="float" office:value="0.04" calcext:value-type="float">
            <text:p>0,0</text:p>
          </table:table-cell>
          <table:table-cell table:formula="of:=[.O$2]+[.O$3]*(1-EXP(-[.O$4]*[.$G4]))" office:value-type="float" office:value="0.0293059510253129" calcext:value-type="float">
            <text:p>0,0</text:p>
          </table:table-cell>
          <table:table-cell table:formula="of:=[.P$2]+[.P$3]*(1-EXP(-[.P$4]*[.$G4]))" office:value-type="float" office:value="0.236813970016041" calcext:value-type="float">
            <text:p>0,2</text:p>
          </table:table-cell>
          <table:table-cell table:formula="of:=[.Q$2]+[.Q$3]*(1-EXP(-[.Q$4]*[.$G4]))" office:value-type="float" office:value="0.354087730426879" calcext:value-type="float">
            <text:p>0,4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style-name="ce2" office:value-type="float" office:value="7" calcext:value-type="float">
            <text:p>7,00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5.9" calcext:value-type="float">
            <text:p>5,90</text:p>
          </table:table-cell>
          <table:table-cell table:number-columns-repeated="16367"/>
        </table:table-row>
        <table:table-row table:style-name="ro1">
          <table:table-cell office:value-type="float" office:value="0.0765886190508455" calcext:value-type="float">
            <text:p>0,1</text:p>
          </table:table-cell>
          <table:table-cell office:value-type="float" office:value="0.0452383" calcext:value-type="float">
            <text:p>0,0</text:p>
          </table:table-cell>
          <table:table-cell office:value-type="float" office:value="0.0560284378652123" calcext:value-type="float">
            <text:p>0,1</text:p>
          </table:table-cell>
          <table:table-cell office:value-type="float" office:value="0.284081" calcext:value-type="float">
            <text:p>0,3</text:p>
          </table:table-cell>
          <table:table-cell office:value-type="float" office:value="0.0388258681611057" calcext:value-type="float">
            <text:p>0,0</text:p>
          </table:table-cell>
          <table:table-cell office:value-type="float" office:value="0.388128" calcext:value-type="float">
            <text:p>0,4</text:p>
          </table:table-cell>
          <table:table-cell office:value-type="float" office:value="0.06" calcext:value-type="float">
            <text:p>0,1</text:p>
          </table:table-cell>
          <table:table-cell table:formula="of:=[.O$2]+[.O$3]*(1-EXP(-[.O$4]*[.$G5]))" office:value-type="float" office:value="0.0411543816221932" calcext:value-type="float">
            <text:p>0,0</text:p>
          </table:table-cell>
          <table:table-cell table:formula="of:=[.P$2]+[.P$3]*(1-EXP(-[.P$4]*[.$G5]))" office:value-type="float" office:value="0.268836522614429" calcext:value-type="float">
            <text:p>0,3</text:p>
          </table:table-cell>
          <table:table-cell table:formula="of:=[.Q$2]+[.Q$3]*(1-EXP(-[.Q$4]*[.$G5]))" office:value-type="float" office:value="0.389250013057842" calcext:value-type="float">
            <text:p>0,4</text:p>
          </table:table-cell>
          <table:table-cell table:number-columns-repeated="16374"/>
        </table:table-row>
        <table:table-row table:style-name="ro1">
          <table:table-cell office:value-type="float" office:value="0.0860731950480578" calcext:value-type="float">
            <text:p>0,1</text:p>
          </table:table-cell>
          <table:table-cell office:value-type="float" office:value="0.0598842" calcext:value-type="float">
            <text:p>0,1</text:p>
          </table:table-cell>
          <table:table-cell office:value-type="float" office:value="0.073805755746007" calcext:value-type="float">
            <text:p>0,1</text:p>
          </table:table-cell>
          <table:table-cell office:value-type="float" office:value="0.307512" calcext:value-type="float">
            <text:p>0,3</text:p>
          </table:table-cell>
          <table:table-cell office:value-type="float" office:value="0.0510722218543644" calcext:value-type="float">
            <text:p>0,1</text:p>
          </table:table-cell>
          <table:table-cell office:value-type="float" office:value="0.412999" calcext:value-type="float">
            <text:p>0,4</text:p>
          </table:table-cell>
          <table:table-cell office:value-type="float" office:value="0.08" calcext:value-type="float">
            <text:p>0,1</text:p>
          </table:table-cell>
          <table:table-cell table:formula="of:=[.O$2]+[.O$3]*(1-EXP(-[.O$4]*[.$G6]))" office:value-type="float" office:value="0.0514549123381422" calcext:value-type="float">
            <text:p>0,1</text:p>
          </table:table-cell>
          <table:table-cell table:formula="of:=[.P$2]+[.P$3]*(1-EXP(-[.P$4]*[.$G6]))" office:value-type="float" office:value="0.297237978949789" calcext:value-type="float">
            <text:p>0,3</text:p>
          </table:table-cell>
          <table:table-cell table:formula="of:=[.Q$2]+[.Q$3]*(1-EXP(-[.Q$4]*[.$G6]))" office:value-type="float" office:value="0.420498594832899" calcext:value-type="float">
            <text:p>0,4</text:p>
          </table:table-cell>
          <table:table-cell table:number-columns-repeated="16374"/>
        </table:table-row>
        <table:table-row table:style-name="ro1">
          <table:table-cell office:value-type="float" office:value="0.0952712630549882" calcext:value-type="float">
            <text:p>0,1</text:p>
          </table:table-cell>
          <table:table-cell office:value-type="float" office:value="0.0616065" calcext:value-type="float">
            <text:p>0,1</text:p>
          </table:table-cell>
          <table:table-cell office:value-type="float" office:value="0.0918504901960784" calcext:value-type="float">
            <text:p>0,1</text:p>
          </table:table-cell>
          <table:table-cell office:value-type="float" office:value="0.330844" calcext:value-type="float">
            <text:p>0,3</text:p>
          </table:table-cell>
          <table:table-cell office:value-type="float" office:value="0.0641035171886569" calcext:value-type="float">
            <text:p>0,1</text:p>
          </table:table-cell>
          <table:table-cell office:value-type="float" office:value="0.433738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formula="of:=[.O$2]+[.O$3]*(1-EXP(-[.O$4]*[.$G7]))" office:value-type="float" office:value="0.0604097635450309" calcext:value-type="float">
            <text:p>0,1</text:p>
          </table:table-cell>
          <table:table-cell table:formula="of:=[.P$2]+[.P$3]*(1-EXP(-[.P$4]*[.$G7]))" office:value-type="float" office:value="0.322427811006151" calcext:value-type="float">
            <text:p>0,3</text:p>
          </table:table-cell>
          <table:table-cell table:formula="of:=[.Q$2]+[.Q$3]*(1-EXP(-[.Q$4]*[.$G7]))" office:value-type="float" office:value="0.448269086106197" calcext:value-type="float">
            <text:p>0,4</text:p>
          </table:table-cell>
          <table:table-cell table:number-columns-repeated="16374"/>
        </table:table-row>
        <table:table-row table:style-name="ro1">
          <table:table-cell office:value-type="float" office:value="0.110573693533244" calcext:value-type="float">
            <text:p>0,1</text:p>
          </table:table-cell>
          <table:table-cell office:value-type="float" office:value="0.0712993" calcext:value-type="float">
            <text:p>0,1</text:p>
          </table:table-cell>
          <table:table-cell office:value-type="float" office:value="0.110415855083755" calcext:value-type="float">
            <text:p>0,1</text:p>
          </table:table-cell>
          <table:table-cell office:value-type="float" office:value="0.354057" calcext:value-type="float">
            <text:p>0,4</text:p>
          </table:table-cell>
          <table:table-cell office:value-type="float" office:value="0.0764320369355975" calcext:value-type="float">
            <text:p>0,1</text:p>
          </table:table-cell>
          <table:table-cell office:value-type="float" office:value="0.445435" calcext:value-type="float">
            <text:p>0,4</text:p>
          </table:table-cell>
          <table:table-cell office:value-type="float" office:value="0.12" calcext:value-type="float">
            <text:p>0,1</text:p>
          </table:table-cell>
          <table:table-cell table:formula="of:=[.O$2]+[.O$3]*(1-EXP(-[.O$4]*[.$G8]))" office:value-type="float" office:value="0.0681947371885104" calcext:value-type="float">
            <text:p>0,1</text:p>
          </table:table-cell>
          <table:table-cell table:formula="of:=[.P$2]+[.P$3]*(1-EXP(-[.P$4]*[.$G8]))" office:value-type="float" office:value="0.34476918785441" calcext:value-type="float">
            <text:p>0,3</text:p>
          </table:table-cell>
          <table:table-cell table:formula="of:=[.Q$2]+[.Q$3]*(1-EXP(-[.Q$4]*[.$G8]))" office:value-type="float" office:value="0.472948612079946" calcext:value-type="float">
            <text:p>0,5</text:p>
          </table:table-cell>
          <table:table-cell table:number-columns-repeated="16374"/>
        </table:table-row>
        <table:table-row table:style-name="ro1">
          <table:table-cell office:value-type="float" office:value="0.129977834348049" calcext:value-type="float">
            <text:p>0,1</text:p>
          </table:table-cell>
          <table:table-cell office:value-type="float" office:value="0.0768258" calcext:value-type="float">
            <text:p>0,1</text:p>
          </table:table-cell>
          <table:table-cell office:value-type="float" office:value="0.128669977924945" calcext:value-type="float">
            <text:p>0,1</text:p>
          </table:table-cell>
          <table:table-cell office:value-type="float" office:value="0.369511" calcext:value-type="float">
            <text:p>0,4</text:p>
          </table:table-cell>
          <table:table-cell office:value-type="float" office:value="0.0897199130785483" calcext:value-type="float">
            <text:p>0,1</text:p>
          </table:table-cell>
          <table:table-cell office:value-type="float" office:value="0.459486" calcext:value-type="float">
            <text:p>0,5</text:p>
          </table:table-cell>
          <table:table-cell office:value-type="float" office:value="0.14" calcext:value-type="float">
            <text:p>0,1</text:p>
          </table:table-cell>
          <table:table-cell table:formula="of:=[.O$2]+[.O$3]*(1-EXP(-[.O$4]*[.$G9]))" office:value-type="float" office:value="0.0749626681378321" calcext:value-type="float">
            <text:p>0,1</text:p>
          </table:table-cell>
          <table:table-cell table:formula="of:=[.P$2]+[.P$3]*(1-EXP(-[.P$4]*[.$G9]))" office:value-type="float" office:value="0.364584211565531" calcext:value-type="float">
            <text:p>0,4</text:p>
          </table:table-cell>
          <table:table-cell table:formula="of:=[.Q$2]+[.Q$3]*(1-EXP(-[.Q$4]*[.$G9]))" office:value-type="float" office:value="0.494881209393216" calcext:value-type="float">
            <text:p>0,5</text:p>
          </table:table-cell>
          <table:table-cell table:number-columns-repeated="16374"/>
        </table:table-row>
        <table:table-row table:style-name="ro1">
          <table:table-cell office:value-type="float" office:value="0.1555835180471" calcext:value-type="float">
            <text:p>0,2</text:p>
          </table:table-cell>
          <table:table-cell office:value-type="float" office:value="0.0880729" calcext:value-type="float">
            <text:p>0,1</text:p>
          </table:table-cell>
          <table:table-cell office:value-type="float" office:value="0.146484425723932" calcext:value-type="float">
            <text:p>0,1</text:p>
          </table:table-cell>
          <table:table-cell office:value-type="float" office:value="0.37795" calcext:value-type="float">
            <text:p>0,4</text:p>
          </table:table-cell>
          <table:table-cell office:value-type="float" office:value="0.103852173337266" calcext:value-type="float">
            <text:p>0,1</text:p>
          </table:table-cell>
          <table:table-cell office:value-type="float" office:value="0.477151" calcext:value-type="float">
            <text:p>0,5</text:p>
          </table:table-cell>
          <table:table-cell office:value-type="float" office:value="0.16" calcext:value-type="float">
            <text:p>0,2</text:p>
          </table:table-cell>
          <table:table-cell table:formula="of:=[.O$2]+[.O$3]*(1-EXP(-[.O$4]*[.$G10]))" office:value-type="float" office:value="0.0808464246452353" calcext:value-type="float">
            <text:p>0,1</text:p>
          </table:table-cell>
          <table:table-cell table:formula="of:=[.P$2]+[.P$3]*(1-EXP(-[.P$4]*[.$G10]))" office:value-type="float" office:value="0.38215856104896" calcext:value-type="float">
            <text:p>0,4</text:p>
          </table:table-cell>
          <table:table-cell table:formula="of:=[.Q$2]+[.Q$3]*(1-EXP(-[.Q$4]*[.$G10]))" office:value-type="float" office:value="0.514372622049106" calcext:value-type="float">
            <text:p>0,5</text:p>
          </table:table-cell>
          <table:table-cell table:number-columns-repeated="16374"/>
        </table:table-row>
        <table:table-row table:style-name="ro1">
          <table:table-cell office:value-type="float" office:value="0.196750650934539" calcext:value-type="float">
            <text:p>0,2</text:p>
          </table:table-cell>
          <table:table-cell office:value-type="float" office:value="0.0928203" calcext:value-type="float">
            <text:p>0,1</text:p>
          </table:table-cell>
          <table:table-cell office:value-type="float" office:value="0.164024761394624" calcext:value-type="float">
            <text:p>0,2</text:p>
          </table:table-cell>
          <table:table-cell office:value-type="float" office:value="0.383035" calcext:value-type="float">
            <text:p>0,4</text:p>
          </table:table-cell>
          <table:table-cell office:value-type="float" office:value="0.118544998705809" calcext:value-type="float">
            <text:p>0,1</text:p>
          </table:table-cell>
          <table:table-cell office:value-type="float" office:value="0.487839" calcext:value-type="float">
            <text:p>0,5</text:p>
          </table:table-cell>
          <table:table-cell office:value-type="float" office:value="0.18" calcext:value-type="float">
            <text:p>0,2</text:p>
          </table:table-cell>
          <table:table-cell table:formula="of:=[.O$2]+[.O$3]*(1-EXP(-[.O$4]*[.$G11]))" office:value-type="float" office:value="0.0859615168200276" calcext:value-type="float">
            <text:p>0,1</text:p>
          </table:table-cell>
          <table:table-cell table:formula="of:=[.P$2]+[.P$3]*(1-EXP(-[.P$4]*[.$G11]))" office:value-type="float" office:value="0.397745610767822" calcext:value-type="float">
            <text:p>0,4</text:p>
          </table:table-cell>
          <table:table-cell table:formula="of:=[.Q$2]+[.Q$3]*(1-EXP(-[.Q$4]*[.$G11]))" office:value-type="float" office:value="0.531694563536277" calcext:value-type="float">
            <text:p>0,5</text:p>
          </table:table-cell>
          <table:table-cell table:number-columns-repeated="16374"/>
        </table:table-row>
        <table:table-row table:style-name="ro1">
          <table:table-cell office:value-type="float" office:value="0.223588512578282" calcext:value-type="float">
            <text:p>0,2</text:p>
          </table:table-cell>
          <table:table-cell office:value-type="float" office:value="0.0981906" calcext:value-type="float">
            <text:p>0,1</text:p>
          </table:table-cell>
          <table:table-cell office:value-type="float" office:value="0.182973193416439" calcext:value-type="float">
            <text:p>0,2</text:p>
          </table:table-cell>
          <table:table-cell office:value-type="float" office:value="0.400971" calcext:value-type="float">
            <text:p>0,4</text:p>
          </table:table-cell>
          <table:table-cell office:value-type="float" office:value="0.132231816622223" calcext:value-type="float">
            <text:p>0,1</text:p>
          </table:table-cell>
          <table:table-cell office:value-type="float" office:value="0.501472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formula="of:=[.O$2]+[.O$3]*(1-EXP(-[.O$4]*[.$G12]))" office:value-type="float" office:value="0.0904083643270072" calcext:value-type="float">
            <text:p>0,1</text:p>
          </table:table-cell>
          <table:table-cell table:formula="of:=[.P$2]+[.P$3]*(1-EXP(-[.P$4]*[.$G12]))" office:value-type="float" office:value="0.411570083711607" calcext:value-type="float">
            <text:p>0,4</text:p>
          </table:table-cell>
          <table:table-cell table:formula="of:=[.Q$2]+[.Q$3]*(1-EXP(-[.Q$4]*[.$G12]))" office:value-type="float" office:value="0.547088504559548" calcext:value-type="float">
            <text:p>0,5</text:p>
          </table:table-cell>
          <table:table-cell table:number-columns-repeated="16374"/>
        </table:table-row>
        <table:table-row table:style-name="ro1">
          <table:table-cell office:value-type="float" office:value="0.267115464655948" calcext:value-type="float">
            <text:p>0,3</text:p>
          </table:table-cell>
          <table:table-cell office:value-type="float" office:value="0.101489" calcext:value-type="float">
            <text:p>0,1</text:p>
          </table:table-cell>
          <table:table-cell office:value-type="float" office:value="0.201895857680821" calcext:value-type="float">
            <text:p>0,2</text:p>
          </table:table-cell>
          <table:table-cell office:value-type="float" office:value="0.409345" calcext:value-type="float">
            <text:p>0,4</text:p>
          </table:table-cell>
          <table:table-cell office:value-type="float" office:value="0.146362120546329" calcext:value-type="float">
            <text:p>0,1</text:p>
          </table:table-cell>
          <table:table-cell office:value-type="float" office:value="0.510518" calcext:value-type="float">
            <text:p>0,5</text:p>
          </table:table-cell>
          <table:table-cell office:value-type="float" office:value="0.22" calcext:value-type="float">
            <text:p>0,2</text:p>
          </table:table-cell>
          <table:table-cell table:formula="of:=[.O$2]+[.O$3]*(1-EXP(-[.O$4]*[.$G13]))" office:value-type="float" office:value="0.0942742678287626" calcext:value-type="float">
            <text:p>0,1</text:p>
          </table:table-cell>
          <table:table-cell table:formula="of:=[.P$2]+[.P$3]*(1-EXP(-[.P$4]*[.$G13]))" office:value-type="float" office:value="0.423831291292294" calcext:value-type="float">
            <text:p>0,4</text:p>
          </table:table-cell>
          <table:table-cell table:formula="of:=[.Q$2]+[.Q$3]*(1-EXP(-[.Q$4]*[.$G13]))" office:value-type="float" office:value="0.56076903918111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281801902955098" calcext:value-type="float">
            <text:p>0,3</text:p>
          </table:table-cell>
          <table:table-cell office:value-type="float" office:value="0.103084" calcext:value-type="float">
            <text:p>0,1</text:p>
          </table:table-cell>
          <table:table-cell office:value-type="float" office:value="0.2211035904428" calcext:value-type="float">
            <text:p>0,2</text:p>
          </table:table-cell>
          <table:table-cell office:value-type="float" office:value="0.411116" calcext:value-type="float">
            <text:p>0,4</text:p>
          </table:table-cell>
          <table:table-cell office:value-type="float" office:value="0.161168864784171" calcext:value-type="float">
            <text:p>0,2</text:p>
          </table:table-cell>
          <table:table-cell office:value-type="float" office:value="0.520869" calcext:value-type="float">
            <text:p>0,5</text:p>
          </table:table-cell>
          <table:table-cell office:value-type="float" office:value="0.24" calcext:value-type="float">
            <text:p>0,2</text:p>
          </table:table-cell>
          <table:table-cell table:formula="of:=[.O$2]+[.O$3]*(1-EXP(-[.O$4]*[.$G14]))" office:value-type="float" office:value="0.0976351228752708" calcext:value-type="float">
            <text:p>0,1</text:p>
          </table:table-cell>
          <table:table-cell table:formula="of:=[.P$2]+[.P$3]*(1-EXP(-[.P$4]*[.$G14]))" office:value-type="float" office:value="0.434706006874436" calcext:value-type="float">
            <text:p>0,4</text:p>
          </table:table-cell>
          <table:table-cell table:formula="of:=[.Q$2]+[.Q$3]*(1-EXP(-[.Q$4]*[.$G14]))" office:value-type="float" office:value="0.572926876296951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329530649579433" calcext:value-type="float">
            <text:p>0,3</text:p>
          </table:table-cell>
          <table:table-cell office:value-type="float" office:value="0.1055" calcext:value-type="float">
            <text:p>0,1</text:p>
          </table:table-cell>
          <table:table-cell office:value-type="float" office:value="0.240263034021556" calcext:value-type="float">
            <text:p>0,2</text:p>
          </table:table-cell>
          <table:table-cell office:value-type="float" office:value="0.415909" calcext:value-type="float">
            <text:p>0,4</text:p>
          </table:table-cell>
          <table:table-cell office:value-type="float" office:value="0.176456867336435" calcext:value-type="float">
            <text:p>0,2</text:p>
          </table:table-cell>
          <table:table-cell office:value-type="float" office:value="0.531513" calcext:value-type="float">
            <text:p>0,5</text:p>
          </table:table-cell>
          <table:table-cell office:value-type="float" office:value="0.26" calcext:value-type="float">
            <text:p>0,3</text:p>
          </table:table-cell>
          <table:table-cell table:formula="of:=[.O$2]+[.O$3]*(1-EXP(-[.O$4]*[.$G15]))" office:value-type="float" office:value="0.100556909887934" calcext:value-type="float">
            <text:p>0,1</text:p>
          </table:table-cell>
          <table:table-cell table:formula="of:=[.P$2]+[.P$3]*(1-EXP(-[.P$4]*[.$G15]))" office:value-type="float" office:value="0.444351014367725" calcext:value-type="float">
            <text:p>0,4</text:p>
          </table:table-cell>
          <table:table-cell table:formula="of:=[.Q$2]+[.Q$3]*(1-EXP(-[.Q$4]*[.$G15]))" office:value-type="float" office:value="0.58373149815013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355384123972782" calcext:value-type="float">
            <text:p>0,4</text:p>
          </table:table-cell>
          <table:table-cell office:value-type="float" office:value="0.107451" calcext:value-type="float">
            <text:p>0,1</text:p>
          </table:table-cell>
          <table:table-cell office:value-type="float" office:value="0.258493215166861" calcext:value-type="float">
            <text:p>0,3</text:p>
          </table:table-cell>
          <table:table-cell office:value-type="float" office:value="0.422537" calcext:value-type="float">
            <text:p>0,4</text:p>
          </table:table-cell>
          <table:table-cell office:value-type="float" office:value="0.191791520944819" calcext:value-type="float">
            <text:p>0,2</text:p>
          </table:table-cell>
          <table:table-cell office:value-type="float" office:value="0.541456" calcext:value-type="float">
            <text:p>0,5</text:p>
          </table:table-cell>
          <table:table-cell office:value-type="float" office:value="0.28" calcext:value-type="float">
            <text:p>0,3</text:p>
          </table:table-cell>
          <table:table-cell table:formula="of:=[.O$2]+[.O$3]*(1-EXP(-[.O$4]*[.$G16]))" office:value-type="float" office:value="0.103096989489475" calcext:value-type="float">
            <text:p>0,1</text:p>
          </table:table-cell>
          <table:table-cell table:formula="of:=[.P$2]+[.P$3]*(1-EXP(-[.P$4]*[.$G16]))" office:value-type="float" office:value="0.452905368625812" calcext:value-type="float">
            <text:p>0,5</text:p>
          </table:table-cell>
          <table:table-cell table:formula="of:=[.Q$2]+[.Q$3]*(1-EXP(-[.Q$4]*[.$G16]))" office:value-type="float" office:value="0.593333522941044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369307831541045" calcext:value-type="float">
            <text:p>0,4</text:p>
          </table:table-cell>
          <table:table-cell office:value-type="float" office:value="0.107374" calcext:value-type="float">
            <text:p>0,1</text:p>
          </table:table-cell>
          <table:table-cell office:value-type="float" office:value="0.277821062199714" calcext:value-type="float">
            <text:p>0,3</text:p>
          </table:table-cell>
          <table:table-cell office:value-type="float" office:value="0.426155" calcext:value-type="float">
            <text:p>0,4</text:p>
          </table:table-cell>
          <table:table-cell office:value-type="float" office:value="0.206734907630909" calcext:value-type="float">
            <text:p>0,2</text:p>
          </table:table-cell>
          <table:table-cell office:value-type="float" office:value="0.549898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formula="of:=[.O$2]+[.O$3]*(1-EXP(-[.O$4]*[.$G17]))" office:value-type="float" office:value="0.105305228609642" calcext:value-type="float">
            <text:p>0,1</text:p>
          </table:table-cell>
          <table:table-cell table:formula="of:=[.P$2]+[.P$3]*(1-EXP(-[.P$4]*[.$G17]))" office:value-type="float" office:value="0.460492400240229" calcext:value-type="float">
            <text:p>0,5</text:p>
          </table:table-cell>
          <table:table-cell table:formula="of:=[.Q$2]+[.Q$3]*(1-EXP(-[.Q$4]*[.$G17]))" office:value-type="float" office:value="0.601866804469836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449097403037372" calcext:value-type="float">
            <text:p>0,4</text:p>
          </table:table-cell>
          <table:table-cell office:value-type="float" office:value="0.112136" calcext:value-type="float">
            <text:p>0,1</text:p>
          </table:table-cell>
          <table:table-cell office:value-type="float" office:value="0.295929505908324" calcext:value-type="float">
            <text:p>0,3</text:p>
          </table:table-cell>
          <table:table-cell office:value-type="float" office:value="0.437264" calcext:value-type="float">
            <text:p>0,4</text:p>
          </table:table-cell>
          <table:table-cell office:value-type="float" office:value="0.220834060688509" calcext:value-type="float">
            <text:p>0,2</text:p>
          </table:table-cell>
          <table:table-cell office:value-type="float" office:value="0.556464" calcext:value-type="float">
            <text:p>0,6</text:p>
          </table:table-cell>
          <table:table-cell office:value-type="float" office:value="0.32" calcext:value-type="float">
            <text:p>0,3</text:p>
          </table:table-cell>
          <table:table-cell table:formula="of:=[.O$2]+[.O$3]*(1-EXP(-[.O$4]*[.$G18]))" office:value-type="float" office:value="0.10722497947449" calcext:value-type="float">
            <text:p>0,1</text:p>
          </table:table-cell>
          <table:table-cell table:formula="of:=[.P$2]+[.P$3]*(1-EXP(-[.P$4]*[.$G18]))" office:value-type="float" office:value="0.467221493633074" calcext:value-type="float">
            <text:p>0,5</text:p>
          </table:table-cell>
          <table:table-cell table:formula="of:=[.Q$2]+[.Q$3]*(1-EXP(-[.Q$4]*[.$G18]))" office:value-type="float" office:value="0.609450298080324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550543494042376" calcext:value-type="float">
            <text:p>0,6</text:p>
          </table:table-cell>
          <table:table-cell office:value-type="float" office:value="0.116237" calcext:value-type="float">
            <text:p>0,1</text:p>
          </table:table-cell>
          <table:table-cell office:value-type="float" office:value="0.313642302947669" calcext:value-type="float">
            <text:p>0,3</text:p>
          </table:table-cell>
          <table:table-cell office:value-type="float" office:value="0.438501" calcext:value-type="float">
            <text:p>0,4</text:p>
          </table:table-cell>
          <table:table-cell office:value-type="float" office:value="0.235605891877901" calcext:value-type="float">
            <text:p>0,2</text:p>
          </table:table-cell>
          <table:table-cell office:value-type="float" office:value="0.56006" calcext:value-type="float">
            <text:p>0,6</text:p>
          </table:table-cell>
          <table:table-cell office:value-type="float" office:value="0.34" calcext:value-type="float">
            <text:p>0,3</text:p>
          </table:table-cell>
          <table:table-cell table:formula="of:=[.O$2]+[.O$3]*(1-EXP(-[.O$4]*[.$G19]))" office:value-type="float" office:value="0.108893930698759" calcext:value-type="float">
            <text:p>0,1</text:p>
          </table:table-cell>
          <table:table-cell table:formula="of:=[.P$2]+[.P$3]*(1-EXP(-[.P$4]*[.$G19]))" office:value-type="float" office:value="0.473189664083767" calcext:value-type="float">
            <text:p>0,5</text:p>
          </table:table-cell>
          <table:table-cell table:formula="of:=[.Q$2]+[.Q$3]*(1-EXP(-[.Q$4]*[.$G19]))" office:value-type="float" office:value="0.616189718916992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627968406686477" calcext:value-type="float">
            <text:p>0,6</text:p>
          </table:table-cell>
          <table:table-cell office:value-type="float" office:value="0.118952" calcext:value-type="float">
            <text:p>0,1</text:p>
          </table:table-cell>
          <table:table-cell office:value-type="float" office:value="0.332653632645111" calcext:value-type="float">
            <text:p>0,3</text:p>
          </table:table-cell>
          <table:table-cell office:value-type="float" office:value="0.440291" calcext:value-type="float">
            <text:p>0,4</text:p>
          </table:table-cell>
          <table:table-cell office:value-type="float" office:value="0.251735118313098" calcext:value-type="float">
            <text:p>0,3</text:p>
          </table:table-cell>
          <table:table-cell office:value-type="float" office:value="0.572048" calcext:value-type="float">
            <text:p>0,6</text:p>
          </table:table-cell>
          <table:table-cell office:value-type="float" office:value="0.36" calcext:value-type="float">
            <text:p>0,4</text:p>
          </table:table-cell>
          <table:table-cell table:formula="of:=[.O$2]+[.O$3]*(1-EXP(-[.O$4]*[.$G20]))" office:value-type="float" office:value="0.110344847190056" calcext:value-type="float">
            <text:p>0,1</text:p>
          </table:table-cell>
          <table:table-cell table:formula="of:=[.P$2]+[.P$3]*(1-EXP(-[.P$4]*[.$G20]))" office:value-type="float" office:value="0.478482956426297" calcext:value-type="float">
            <text:p>0,5</text:p>
          </table:table-cell>
          <table:table-cell table:formula="of:=[.Q$2]+[.Q$3]*(1-EXP(-[.Q$4]*[.$G20]))" office:value-type="float" office:value="0.622179015611448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678383165719706" calcext:value-type="float">
            <text:p>0,7</text:p>
          </table:table-cell>
          <table:table-cell office:value-type="float" office:value="0.119745" calcext:value-type="float">
            <text:p>0,1</text:p>
          </table:table-cell>
          <table:table-cell office:value-type="float" office:value="0.352153941046617" calcext:value-type="float">
            <text:p>0,4</text:p>
          </table:table-cell>
          <table:table-cell office:value-type="float" office:value="0.443458" calcext:value-type="float">
            <text:p>0,4</text:p>
          </table:table-cell>
          <table:table-cell office:value-type="float" office:value="0.268214980105582" calcext:value-type="float">
            <text:p>0,3</text:p>
          </table:table-cell>
          <table:table-cell office:value-type="float" office:value="0.57638" calcext:value-type="float">
            <text:p>0,6</text:p>
          </table:table-cell>
          <table:table-cell office:value-type="float" office:value="0.38" calcext:value-type="float">
            <text:p>0,4</text:p>
          </table:table-cell>
          <table:table-cell table:formula="of:=[.O$2]+[.O$3]*(1-EXP(-[.O$4]*[.$G21]))" office:value-type="float" office:value="0.111606213390641" calcext:value-type="float">
            <text:p>0,1</text:p>
          </table:table-cell>
          <table:table-cell table:formula="of:=[.P$2]+[.P$3]*(1-EXP(-[.P$4]*[.$G21]))" office:value-type="float" office:value="0.483177685582407" calcext:value-type="float">
            <text:p>0,5</text:p>
          </table:table-cell>
          <table:table-cell table:formula="of:=[.Q$2]+[.Q$3]*(1-EXP(-[.Q$4]*[.$G21]))" office:value-type="float" office:value="0.627501679941748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0.813454260354457" calcext:value-type="float">
            <text:p>0,8</text:p>
          </table:table-cell>
          <table:table-cell office:value-type="float" office:value="0.119563" calcext:value-type="float">
            <text:p>0,1</text:p>
          </table:table-cell>
          <table:table-cell office:value-type="float" office:value="0.371360050642774" calcext:value-type="float">
            <text:p>0,4</text:p>
          </table:table-cell>
          <table:table-cell office:value-type="float" office:value="0.458543" calcext:value-type="float">
            <text:p>0,5</text:p>
          </table:table-cell>
          <table:table-cell office:value-type="float" office:value="0.284964214125338" calcext:value-type="float">
            <text:p>0,3</text:p>
          </table:table-cell>
          <table:table-cell office:value-type="float" office:value="0.58075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table:formula="of:=[.O$2]+[.O$3]*(1-EXP(-[.O$4]*[.$G22]))" office:value-type="float" office:value="0.112702792484974" calcext:value-type="float">
            <text:p>0,1</text:p>
          </table:table-cell>
          <table:table-cell table:formula="of:=[.P$2]+[.P$3]*(1-EXP(-[.P$4]*[.$G22]))" office:value-type="float" office:value="0.487341536815812" calcext:value-type="float">
            <text:p>0,5</text:p>
          </table:table-cell>
          <table:table-cell table:formula="of:=[.Q$2]+[.Q$3]*(1-EXP(-[.Q$4]*[.$G22]))" office:value-type="float" office:value="0.632231910721479" calcext:value-type="float">
            <text:p>0,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,0</text:p>
          </table:table-cell>
          <table:table-cell office:value-type="float" office:value="0.121852" calcext:value-type="float">
            <text:p>0,1</text:p>
          </table:table-cell>
          <table:table-cell office:value-type="float" office:value="0.390827895727828" calcext:value-type="float">
            <text:p>0,4</text:p>
          </table:table-cell>
          <table:table-cell office:value-type="float" office:value="0.459465" calcext:value-type="float">
            <text:p>0,5</text:p>
          </table:table-cell>
          <table:table-cell office:value-type="float" office:value="0.302599818211368" calcext:value-type="float">
            <text:p>0,3</text:p>
          </table:table-cell>
          <table:table-cell office:value-type="float" office:value="0.591251" calcext:value-type="float">
            <text:p>0,6</text:p>
          </table:table-cell>
          <table:table-cell office:value-type="float" office:value="0.42" calcext:value-type="float">
            <text:p>0,4</text:p>
          </table:table-cell>
          <table:table-cell table:formula="of:=[.O$2]+[.O$3]*(1-EXP(-[.O$4]*[.$G23]))" office:value-type="float" office:value="0.113656112551398" calcext:value-type="float">
            <text:p>0,1</text:p>
          </table:table-cell>
          <table:table-cell table:formula="of:=[.P$2]+[.P$3]*(1-EXP(-[.P$4]*[.$G23]))" office:value-type="float" office:value="0.491034541570168" calcext:value-type="float">
            <text:p>0,5</text:p>
          </table:table-cell>
          <table:table-cell table:formula="of:=[.Q$2]+[.Q$3]*(1-EXP(-[.Q$4]*[.$G23]))" office:value-type="float" office:value="0.636435648143382" calcext:value-type="float">
            <text:p>0,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410482404882483" calcext:value-type="float">
            <text:p>0,4</text:p>
          </table:table-cell>
          <table:table-cell office:value-type="float" office:value="0.464635" calcext:value-type="float">
            <text:p>0,5</text:p>
          </table:table-cell>
          <table:table-cell office:value-type="float" office:value="0.319240701391104" calcext:value-type="float">
            <text:p>0,3</text:p>
          </table:table-cell>
          <table:table-cell office:value-type="float" office:value="0.59403" calcext:value-type="float">
            <text:p>0,6</text:p>
          </table:table-cell>
          <table:table-cell office:value-type="float" office:value="0.44" calcext:value-type="float">
            <text:p>0,4</text:p>
          </table:table-cell>
          <table:table-cell table:formula="of:=[.O$2]+[.O$3]*(1-EXP(-[.O$4]*[.$G24]))" office:value-type="float" office:value="0.114484889202115" calcext:value-type="float">
            <text:p>0,1</text:p>
          </table:table-cell>
          <table:table-cell table:formula="of:=[.P$2]+[.P$3]*(1-EXP(-[.P$4]*[.$G24]))" office:value-type="float" office:value="0.494309942959701" calcext:value-type="float">
            <text:p>0,5</text:p>
          </table:table-cell>
          <table:table-cell table:formula="of:=[.Q$2]+[.Q$3]*(1-EXP(-[.Q$4]*[.$G24]))" office:value-type="float" office:value="0.640171492996456" calcext:value-type="float">
            <text:p>0,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430106479677964" calcext:value-type="float">
            <text:p>0,4</text:p>
          </table:table-cell>
          <table:table-cell office:value-type="float" office:value="0.47238" calcext:value-type="float">
            <text:p>0,5</text:p>
          </table:table-cell>
          <table:table-cell office:value-type="float" office:value="0.340694167715061" calcext:value-type="float">
            <text:p>0,3</text:p>
          </table:table-cell>
          <table:table-cell office:value-type="float" office:value="0.596988" calcext:value-type="float">
            <text:p>0,6</text:p>
          </table:table-cell>
          <table:table-cell office:value-type="float" office:value="0.46" calcext:value-type="float">
            <text:p>0,5</text:p>
          </table:table-cell>
          <table:table-cell table:formula="of:=[.O$2]+[.O$3]*(1-EXP(-[.O$4]*[.$G25]))" office:value-type="float" office:value="0.115205393008722" calcext:value-type="float">
            <text:p>0,1</text:p>
          </table:table-cell>
          <table:table-cell table:formula="of:=[.P$2]+[.P$3]*(1-EXP(-[.P$4]*[.$G25]))" office:value-type="float" office:value="0.497214963390529" calcext:value-type="float">
            <text:p>0,5</text:p>
          </table:table-cell>
          <table:table-cell table:formula="of:=[.Q$2]+[.Q$3]*(1-EXP(-[.Q$4]*[.$G25]))" office:value-type="float" office:value="0.643491523570563" calcext:value-type="float">
            <text:p>0,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450479239709129" calcext:value-type="float">
            <text:p>0,5</text:p>
          </table:table-cell>
          <table:table-cell office:value-type="float" office:value="0.475904" calcext:value-type="float">
            <text:p>0,5</text:p>
          </table:table-cell>
          <table:table-cell office:value-type="float" office:value="0.359235705213481" calcext:value-type="float">
            <text:p>0,4</text:p>
          </table:table-cell>
          <table:table-cell office:value-type="float" office:value="0.607412" calcext:value-type="float">
            <text:p>0,6</text:p>
          </table:table-cell>
          <table:table-cell office:value-type="float" office:value="0.48" calcext:value-type="float">
            <text:p>0,5</text:p>
          </table:table-cell>
          <table:table-cell table:formula="of:=[.O$2]+[.O$3]*(1-EXP(-[.O$4]*[.$G26]))" office:value-type="float" office:value="0.115831768926631" calcext:value-type="float">
            <text:p>0,1</text:p>
          </table:table-cell>
          <table:table-cell table:formula="of:=[.P$2]+[.P$3]*(1-EXP(-[.P$4]*[.$G26]))" office:value-type="float" office:value="0.499791485379712" calcext:value-type="float">
            <text:p>0,5</text:p>
          </table:table-cell>
          <table:table-cell table:formula="of:=[.Q$2]+[.Q$3]*(1-EXP(-[.Q$4]*[.$G26]))" office:value-type="float" office:value="0.646442021636331" calcext:value-type="float">
            <text:p>0,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471294312426958" calcext:value-type="float">
            <text:p>0,5</text:p>
          </table:table-cell>
          <table:table-cell office:value-type="float" office:value="0.483149" calcext:value-type="float">
            <text:p>0,5</text:p>
          </table:table-cell>
          <table:table-cell office:value-type="float" office:value="0.376293438152739" calcext:value-type="float">
            <text:p>0,4</text:p>
          </table:table-cell>
          <table:table-cell office:value-type="float" office:value="0.610343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formula="of:=[.O$2]+[.O$3]*(1-EXP(-[.O$4]*[.$G27]))" office:value-type="float" office:value="0.116376313989322" calcext:value-type="float">
            <text:p>0,1</text:p>
          </table:table-cell>
          <table:table-cell table:formula="of:=[.P$2]+[.P$3]*(1-EXP(-[.P$4]*[.$G27]))" office:value-type="float" office:value="0.502076655387569" calcext:value-type="float">
            <text:p>0,5</text:p>
          </table:table-cell>
          <table:table-cell table:formula="of:=[.Q$2]+[.Q$3]*(1-EXP(-[.Q$4]*[.$G27]))" office:value-type="float" office:value="0.649064117620627" calcext:value-type="float">
            <text:p>0,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491287657447085" calcext:value-type="float">
            <text:p>0,5</text:p>
          </table:table-cell>
          <table:table-cell office:value-type="float" office:value="0.484549" calcext:value-type="float">
            <text:p>0,5</text:p>
          </table:table-cell>
          <table:table-cell office:value-type="float" office:value="0.3960870298025" calcext:value-type="float">
            <text:p>0,4</text:p>
          </table:table-cell>
          <table:table-cell office:value-type="float" office:value="0.609479" calcext:value-type="float">
            <text:p>0,6</text:p>
          </table:table-cell>
          <table:table-cell office:value-type="float" office:value="0.52" calcext:value-type="float">
            <text:p>0,5</text:p>
          </table:table-cell>
          <table:table-cell table:formula="of:=[.O$2]+[.O$3]*(1-EXP(-[.O$4]*[.$G28]))" office:value-type="float" office:value="0.116849718724117" calcext:value-type="float">
            <text:p>0,1</text:p>
          </table:table-cell>
          <table:table-cell table:formula="of:=[.P$2]+[.P$3]*(1-EXP(-[.P$4]*[.$G28]))" office:value-type="float" office:value="0.504103419368911" calcext:value-type="float">
            <text:p>0,5</text:p>
          </table:table-cell>
          <table:table-cell table:formula="of:=[.Q$2]+[.Q$3]*(1-EXP(-[.Q$4]*[.$G28]))" office:value-type="float" office:value="0.651394363971448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511757807427607" calcext:value-type="float">
            <text:p>0,5</text:p>
          </table:table-cell>
          <table:table-cell office:value-type="float" office:value="0.48557" calcext:value-type="float">
            <text:p>0,5</text:p>
          </table:table-cell>
          <table:table-cell office:value-type="float" office:value="0.416589416530726" calcext:value-type="float">
            <text:p>0,4</text:p>
          </table:table-cell>
          <table:table-cell office:value-type="float" office:value="0.617986" calcext:value-type="float">
            <text:p>0,6</text:p>
          </table:table-cell>
          <table:table-cell office:value-type="float" office:value="0.54" calcext:value-type="float">
            <text:p>0,5</text:p>
          </table:table-cell>
          <table:table-cell table:formula="of:=[.O$2]+[.O$3]*(1-EXP(-[.O$4]*[.$G29]))" office:value-type="float" office:value="0.117261277028989" calcext:value-type="float">
            <text:p>0,1</text:p>
          </table:table-cell>
          <table:table-cell table:formula="of:=[.P$2]+[.P$3]*(1-EXP(-[.P$4]*[.$G29]))" office:value-type="float" office:value="0.505900997764365" calcext:value-type="float">
            <text:p>0,5</text:p>
          </table:table-cell>
          <table:table-cell table:formula="of:=[.Q$2]+[.Q$3]*(1-EXP(-[.Q$4]*[.$G29]))" office:value-type="float" office:value="0.653465244705041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533333739124789" calcext:value-type="float">
            <text:p>0,5</text:p>
          </table:table-cell>
          <table:table-cell office:value-type="float" office:value="0.493892" calcext:value-type="float">
            <text:p>0,5</text:p>
          </table:table-cell>
          <table:table-cell office:value-type="float" office:value="0.437613994112938" calcext:value-type="float">
            <text:p>0,4</text:p>
          </table:table-cell>
          <table:table-cell office:value-type="float" office:value="0.62211" calcext:value-type="float">
            <text:p>0,6</text:p>
          </table:table-cell>
          <table:table-cell office:value-type="float" office:value="0.56" calcext:value-type="float">
            <text:p>0,6</text:p>
          </table:table-cell>
          <table:table-cell table:formula="of:=[.O$2]+[.O$3]*(1-EXP(-[.O$4]*[.$G30]))" office:value-type="float" office:value="0.117619068630676" calcext:value-type="float">
            <text:p>0,1</text:p>
          </table:table-cell>
          <table:table-cell table:formula="of:=[.P$2]+[.P$3]*(1-EXP(-[.P$4]*[.$G30]))" office:value-type="float" office:value="0.507495306779894" calcext:value-type="float">
            <text:p>0,5</text:p>
          </table:table-cell>
          <table:table-cell table:formula="of:=[.Q$2]+[.Q$3]*(1-EXP(-[.Q$4]*[.$G30]))" office:value-type="float" office:value="0.655305628238421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554783875470718" calcext:value-type="float">
            <text:p>0,6</text:p>
          </table:table-cell>
          <table:table-cell office:value-type="float" office:value="0.495671" calcext:value-type="float">
            <text:p>0,5</text:p>
          </table:table-cell>
          <table:table-cell office:value-type="float" office:value="0.460062181343189" calcext:value-type="float">
            <text:p>0,5</text:p>
          </table:table-cell>
          <table:table-cell office:value-type="float" office:value="0.62987" calcext:value-type="float">
            <text:p>0,6</text:p>
          </table:table-cell>
          <table:table-cell office:value-type="float" office:value="0.58" calcext:value-type="float">
            <text:p>0,6</text:p>
          </table:table-cell>
          <table:table-cell table:formula="of:=[.O$2]+[.O$3]*(1-EXP(-[.O$4]*[.$G31]))" office:value-type="float" office:value="0.117930117706158" calcext:value-type="float">
            <text:p>0,1</text:p>
          </table:table-cell>
          <table:table-cell table:formula="of:=[.P$2]+[.P$3]*(1-EXP(-[.P$4]*[.$G31]))" office:value-type="float" office:value="0.50890933202821" calcext:value-type="float">
            <text:p>0,5</text:p>
          </table:table-cell>
          <table:table-cell table:formula="of:=[.Q$2]+[.Q$3]*(1-EXP(-[.Q$4]*[.$G31]))" office:value-type="float" office:value="0.656941169819833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576272562004935" calcext:value-type="float">
            <text:p>0,6</text:p>
          </table:table-cell>
          <table:table-cell office:value-type="float" office:value="0.495819" calcext:value-type="float">
            <text:p>0,5</text:p>
          </table:table-cell>
          <table:table-cell office:value-type="float" office:value="0.484256020995985" calcext:value-type="float">
            <text:p>0,5</text:p>
          </table:table-cell>
          <table:table-cell office:value-type="float" office:value="0.63605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formula="of:=[.O$2]+[.O$3]*(1-EXP(-[.O$4]*[.$G32]))" office:value-type="float" office:value="0.118200530781543" calcext:value-type="float">
            <text:p>0,1</text:p>
          </table:table-cell>
          <table:table-cell table:formula="of:=[.P$2]+[.P$3]*(1-EXP(-[.P$4]*[.$G32]))" office:value-type="float" office:value="0.510163459918975" calcext:value-type="float">
            <text:p>0,5</text:p>
          </table:table-cell>
          <table:table-cell table:formula="of:=[.Q$2]+[.Q$3]*(1-EXP(-[.Q$4]*[.$G32]))" office:value-type="float" office:value="0.658394669167121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596594598104142" calcext:value-type="float">
            <text:p>0,6</text:p>
          </table:table-cell>
          <table:table-cell office:value-type="float" office:value="0.495918" calcext:value-type="float">
            <text:p>0,5</text:p>
          </table:table-cell>
          <table:table-cell office:value-type="float" office:value="0.506749354409578" calcext:value-type="float">
            <text:p>0,5</text:p>
          </table:table-cell>
          <table:table-cell office:value-type="float" office:value="0.639321" calcext:value-type="float">
            <text:p>0,6</text:p>
          </table:table-cell>
          <table:table-cell office:value-type="float" office:value="0.62" calcext:value-type="float">
            <text:p>0,6</text:p>
          </table:table-cell>
          <table:table-cell table:formula="of:=[.O$2]+[.O$3]*(1-EXP(-[.O$4]*[.$G33]))" office:value-type="float" office:value="0.118435616615587" calcext:value-type="float">
            <text:p>0,1</text:p>
          </table:table-cell>
          <table:table-cell table:formula="of:=[.P$2]+[.P$3]*(1-EXP(-[.P$4]*[.$G33]))" office:value-type="float" office:value="0.511275771575551" calcext:value-type="float">
            <text:p>0,5</text:p>
          </table:table-cell>
          <table:table-cell table:formula="of:=[.Q$2]+[.Q$3]*(1-EXP(-[.Q$4]*[.$G33]))" office:value-type="float" office:value="0.659686388299534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620806145305805" calcext:value-type="float">
            <text:p>0,6</text:p>
          </table:table-cell>
          <table:table-cell office:value-type="float" office:value="0.500701" calcext:value-type="float">
            <text:p>0,5</text:p>
          </table:table-cell>
          <table:table-cell office:value-type="float" office:value="0.529319436334852" calcext:value-type="float">
            <text:p>0,5</text:p>
          </table:table-cell>
          <table:table-cell office:value-type="float" office:value="0.640695" calcext:value-type="float">
            <text:p>0,6</text:p>
          </table:table-cell>
          <table:table-cell office:value-type="float" office:value="0.64" calcext:value-type="float">
            <text:p>0,6</text:p>
          </table:table-cell>
          <table:table-cell table:formula="of:=[.O$2]+[.O$3]*(1-EXP(-[.O$4]*[.$G34]))" office:value-type="float" office:value="0.11863999042144" calcext:value-type="float">
            <text:p>0,1</text:p>
          </table:table-cell>
          <table:table-cell table:formula="of:=[.P$2]+[.P$3]*(1-EXP(-[.P$4]*[.$G34]))" office:value-type="float" office:value="0.512262303515768" calcext:value-type="float">
            <text:p>0,5</text:p>
          </table:table-cell>
          <table:table-cell table:formula="of:=[.Q$2]+[.Q$3]*(1-EXP(-[.Q$4]*[.$G34]))" office:value-type="float" office:value="0.660834333993596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643313368393715" calcext:value-type="float">
            <text:p>0,6</text:p>
          </table:table-cell>
          <table:table-cell office:value-type="float" office:value="0.508459" calcext:value-type="float">
            <text:p>0,5</text:p>
          </table:table-cell>
          <table:table-cell office:value-type="float" office:value="0.552747295743618" calcext:value-type="float">
            <text:p>0,6</text:p>
          </table:table-cell>
          <table:table-cell office:value-type="float" office:value="0.643309" calcext:value-type="float">
            <text:p>0,6</text:p>
          </table:table-cell>
          <table:table-cell office:value-type="float" office:value="0.66" calcext:value-type="float">
            <text:p>0,7</text:p>
          </table:table-cell>
          <table:table-cell table:formula="of:=[.O$2]+[.O$3]*(1-EXP(-[.O$4]*[.$G35]))" office:value-type="float" office:value="0.118817664472658" calcext:value-type="float">
            <text:p>0,1</text:p>
          </table:table-cell>
          <table:table-cell table:formula="of:=[.P$2]+[.P$3]*(1-EXP(-[.P$4]*[.$G35]))" office:value-type="float" office:value="0.51313727885502" calcext:value-type="float">
            <text:p>0,5</text:p>
          </table:table-cell>
          <table:table-cell table:formula="of:=[.Q$2]+[.Q$3]*(1-EXP(-[.Q$4]*[.$G35]))" office:value-type="float" office:value="0.661854508800525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666668695623945" calcext:value-type="float">
            <text:p>0,7</text:p>
          </table:table-cell>
          <table:table-cell office:value-type="float" office:value="0.513461" calcext:value-type="float">
            <text:p>0,5</text:p>
          </table:table-cell>
          <table:table-cell office:value-type="float" office:value="0.580698802723218" calcext:value-type="float">
            <text:p>0,6</text:p>
          </table:table-cell>
          <table:table-cell office:value-type="float" office:value="0.647976" calcext:value-type="float">
            <text:p>0,6</text:p>
          </table:table-cell>
          <table:table-cell office:value-type="float" office:value="0.68" calcext:value-type="float">
            <text:p>0,7</text:p>
          </table:table-cell>
          <table:table-cell table:formula="of:=[.O$2]+[.O$3]*(1-EXP(-[.O$4]*[.$G36]))" office:value-type="float" office:value="0.1189721268723" calcext:value-type="float">
            <text:p>0,1</text:p>
          </table:table-cell>
          <table:table-cell table:formula="of:=[.P$2]+[.P$3]*(1-EXP(-[.P$4]*[.$G36]))" office:value-type="float" office:value="0.513913312365026" calcext:value-type="float">
            <text:p>0,5</text:p>
          </table:table-cell>
          <table:table-cell table:formula="of:=[.Q$2]+[.Q$3]*(1-EXP(-[.Q$4]*[.$G36]))" office:value-type="float" office:value="0.662761134124419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690616478379431" calcext:value-type="float">
            <text:p>0,7</text:p>
          </table:table-cell>
          <table:table-cell office:value-type="float" office:value="0.513353" calcext:value-type="float">
            <text:p>0,5</text:p>
          </table:table-cell>
          <table:table-cell office:value-type="float" office:value="0.608832399308962" calcext:value-type="float">
            <text:p>0,6</text:p>
          </table:table-cell>
          <table:table-cell office:value-type="float" office:value="0.649562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formula="of:=[.O$2]+[.O$3]*(1-EXP(-[.O$4]*[.$G37]))" office:value-type="float" office:value="0.119106410031489" calcext:value-type="float">
            <text:p>0,1</text:p>
          </table:table-cell>
          <table:table-cell table:formula="of:=[.P$2]+[.P$3]*(1-EXP(-[.P$4]*[.$G37]))" office:value-type="float" office:value="0.514601592344628" calcext:value-type="float">
            <text:p>0,5</text:p>
          </table:table-cell>
          <table:table-cell table:formula="of:=[.Q$2]+[.Q$3]*(1-EXP(-[.Q$4]*[.$G37]))" office:value-type="float" office:value="0.663566848470965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713332684067004" calcext:value-type="float">
            <text:p>0,7</text:p>
          </table:table-cell>
          <table:table-cell office:value-type="float" office:value="0.5141" calcext:value-type="float">
            <text:p>0,5</text:p>
          </table:table-cell>
          <table:table-cell office:value-type="float" office:value="0.63677036243356" calcext:value-type="float">
            <text:p>0,6</text:p>
          </table:table-cell>
          <table:table-cell office:value-type="float" office:value="0.65338" calcext:value-type="float">
            <text:p>0,7</text:p>
          </table:table-cell>
          <table:table-cell office:value-type="float" office:value="0.72" calcext:value-type="float">
            <text:p>0,7</text:p>
          </table:table-cell>
          <table:table-cell table:formula="of:=[.O$2]+[.O$3]*(1-EXP(-[.O$4]*[.$G38]))" office:value-type="float" office:value="0.119223150201805" calcext:value-type="float">
            <text:p>0,1</text:p>
          </table:table-cell>
          <table:table-cell table:formula="of:=[.P$2]+[.P$3]*(1-EXP(-[.P$4]*[.$G38]))" office:value-type="float" office:value="0.51521204192472" calcext:value-type="float">
            <text:p>0,5</text:p>
          </table:table-cell>
          <table:table-cell table:formula="of:=[.Q$2]+[.Q$3]*(1-EXP(-[.Q$4]*[.$G38]))" office:value-type="float" office:value="0.664282883630275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73350457732762" calcext:value-type="float">
            <text:p>0,7</text:p>
          </table:table-cell>
          <table:table-cell office:value-type="float" office:value="0.515414" calcext:value-type="float">
            <text:p>0,5</text:p>
          </table:table-cell>
          <table:table-cell office:value-type="float" office:value="0.664751966868721" calcext:value-type="float">
            <text:p>0,7</text:p>
          </table:table-cell>
          <table:table-cell office:value-type="float" office:value="0.664877" calcext:value-type="float">
            <text:p>0,7</text:p>
          </table:table-cell>
          <table:table-cell office:value-type="float" office:value="0.74" calcext:value-type="float">
            <text:p>0,7</text:p>
          </table:table-cell>
          <table:table-cell table:formula="of:=[.O$2]+[.O$3]*(1-EXP(-[.O$4]*[.$G39]))" office:value-type="float" office:value="0.119324639230272" calcext:value-type="float">
            <text:p>0,1</text:p>
          </table:table-cell>
          <table:table-cell table:formula="of:=[.P$2]+[.P$3]*(1-EXP(-[.P$4]*[.$G39]))" office:value-type="float" office:value="0.515753462132889" calcext:value-type="float">
            <text:p>0,5</text:p>
          </table:table-cell>
          <table:table-cell table:formula="of:=[.Q$2]+[.Q$3]*(1-EXP(-[.Q$4]*[.$G39]))" office:value-type="float" office:value="0.664919221249887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754410953122971" calcext:value-type="float">
            <text:p>0,8</text:p>
          </table:table-cell>
          <table:table-cell office:value-type="float" office:value="0.523146" calcext:value-type="float">
            <text:p>0,5</text:p>
          </table:table-cell>
          <table:table-cell office:value-type="float" office:value="0.693577804932371" calcext:value-type="float">
            <text:p>0,7</text:p>
          </table:table-cell>
          <table:table-cell office:value-type="float" office:value="0.666098" calcext:value-type="float">
            <text:p>0,7</text:p>
          </table:table-cell>
          <table:table-cell office:value-type="float" office:value="0.76" calcext:value-type="float">
            <text:p>0,8</text:p>
          </table:table-cell>
          <table:table-cell table:formula="of:=[.O$2]+[.O$3]*(1-EXP(-[.O$4]*[.$G40]))" office:value-type="float" office:value="0.119412869552971" calcext:value-type="float">
            <text:p>0,1</text:p>
          </table:table-cell>
          <table:table-cell table:formula="of:=[.P$2]+[.P$3]*(1-EXP(-[.P$4]*[.$G40]))" office:value-type="float" office:value="0.516233658780366" calcext:value-type="float">
            <text:p>0,5</text:p>
          </table:table-cell>
          <table:table-cell table:formula="of:=[.Q$2]+[.Q$3]*(1-EXP(-[.Q$4]*[.$G40]))" office:value-type="float" office:value="0.665484731980566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776315575899234" calcext:value-type="float">
            <text:p>0,8</text:p>
          </table:table-cell>
          <table:table-cell office:value-type="float" office:value="0.52545" calcext:value-type="float">
            <text:p>0,5</text:p>
          </table:table-cell>
          <table:table-cell office:value-type="float" office:value="0.721162122954125" calcext:value-type="float">
            <text:p>0,7</text:p>
          </table:table-cell>
          <table:table-cell office:value-type="float" office:value="0.672888" calcext:value-type="float">
            <text:p>0,7</text:p>
          </table:table-cell>
          <table:table-cell office:value-type="float" office:value="0.78" calcext:value-type="float">
            <text:p>0,8</text:p>
          </table:table-cell>
          <table:table-cell table:formula="of:=[.O$2]+[.O$3]*(1-EXP(-[.O$4]*[.$G41]))" office:value-type="float" office:value="0.119489573310622" calcext:value-type="float">
            <text:p>0,1</text:p>
          </table:table-cell>
          <table:table-cell table:formula="of:=[.P$2]+[.P$3]*(1-EXP(-[.P$4]*[.$G41]))" office:value-type="float" office:value="0.516659555000657" calcext:value-type="float">
            <text:p>0,5</text:p>
          </table:table-cell>
          <table:table-cell table:formula="of:=[.Q$2]+[.Q$3]*(1-EXP(-[.Q$4]*[.$G41]))" office:value-type="float" office:value="0.665987299134632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800094955200623" calcext:value-type="float">
            <text:p>0,8</text:p>
          </table:table-cell>
          <table:table-cell office:value-type="float" office:value="0.526033" calcext:value-type="float">
            <text:p>0,5</text:p>
          </table:table-cell>
          <table:table-cell office:value-type="float" office:value="0.745337904133585" calcext:value-type="float">
            <text:p>0,7</text:p>
          </table:table-cell>
          <table:table-cell office:value-type="float" office:value="0.674581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formula="of:=[.O$2]+[.O$3]*(1-EXP(-[.O$4]*[.$G42]))" office:value-type="float" office:value="0.119556256354022" calcext:value-type="float">
            <text:p>0,1</text:p>
          </table:table-cell>
          <table:table-cell table:formula="of:=[.P$2]+[.P$3]*(1-EXP(-[.P$4]*[.$G42]))" office:value-type="float" office:value="0.517037291062353" calcext:value-type="float">
            <text:p>0,5</text:p>
          </table:table-cell>
          <table:table-cell table:formula="of:=[.Q$2]+[.Q$3]*(1-EXP(-[.Q$4]*[.$G42]))" office:value-type="float" office:value="0.666433928580624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825596919231269" calcext:value-type="float">
            <text:p>0,8</text:p>
          </table:table-cell>
          <table:table-cell office:value-type="float" office:value="0.531332" calcext:value-type="float">
            <text:p>0,5</text:p>
          </table:table-cell>
          <table:table-cell office:value-type="float" office:value="0.774400007223389" calcext:value-type="float">
            <text:p>0,8</text:p>
          </table:table-cell>
          <table:table-cell office:value-type="float" office:value="0.675937" calcext:value-type="float">
            <text:p>0,7</text:p>
          </table:table-cell>
          <table:table-cell office:value-type="float" office:value="0.82" calcext:value-type="float">
            <text:p>0,8</text:p>
          </table:table-cell>
          <table:table-cell table:formula="of:=[.O$2]+[.O$3]*(1-EXP(-[.O$4]*[.$G43]))" office:value-type="float" office:value="0.119614227806963" calcext:value-type="float">
            <text:p>0,1</text:p>
          </table:table-cell>
          <table:table-cell table:formula="of:=[.P$2]+[.P$3]*(1-EXP(-[.P$4]*[.$G43]))" office:value-type="float" office:value="0.517372312895156" calcext:value-type="float">
            <text:p>0,5</text:p>
          </table:table-cell>
          <table:table-cell table:formula="of:=[.Q$2]+[.Q$3]*(1-EXP(-[.Q$4]*[.$G43]))" office:value-type="float" office:value="0.666830846406259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848684424100766" calcext:value-type="float">
            <text:p>0,8</text:p>
          </table:table-cell>
          <table:table-cell office:value-type="float" office:value="0.531382" calcext:value-type="float">
            <text:p>0,5</text:p>
          </table:table-cell>
          <table:table-cell office:value-type="float" office:value="0.803122009065354" calcext:value-type="float">
            <text:p>0,8</text:p>
          </table:table-cell>
          <table:table-cell office:value-type="float" office:value="0.680251" calcext:value-type="float">
            <text:p>0,7</text:p>
          </table:table-cell>
          <table:table-cell office:value-type="float" office:value="0.84" calcext:value-type="float">
            <text:p>0,8</text:p>
          </table:table-cell>
          <table:table-cell table:formula="of:=[.O$2]+[.O$3]*(1-EXP(-[.O$4]*[.$G44]))" office:value-type="float" office:value="0.119664625766996" calcext:value-type="float">
            <text:p>0,1</text:p>
          </table:table-cell>
          <table:table-cell table:formula="of:=[.P$2]+[.P$3]*(1-EXP(-[.P$4]*[.$G44]))" office:value-type="float" office:value="0.517669450605416" calcext:value-type="float">
            <text:p>0,5</text:p>
          </table:table-cell>
          <table:table-cell table:formula="of:=[.Q$2]+[.Q$3]*(1-EXP(-[.Q$4]*[.$G44]))" office:value-type="float" office:value="0.667183585711113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870438904038437" calcext:value-type="float">
            <text:p>0,9</text:p>
          </table:table-cell>
          <table:table-cell office:value-type="float" office:value="0.532078" calcext:value-type="float">
            <text:p>0,5</text:p>
          </table:table-cell>
          <table:table-cell office:value-type="float" office:value="0.832936548544186" calcext:value-type="float">
            <text:p>0,8</text:p>
          </table:table-cell>
          <table:table-cell office:value-type="float" office:value="0.682122" calcext:value-type="float">
            <text:p>0,7</text:p>
          </table:table-cell>
          <table:table-cell office:value-type="float" office:value="0.86" calcext:value-type="float">
            <text:p>0,9</text:p>
          </table:table-cell>
          <table:table-cell table:formula="of:=[.O$2]+[.O$3]*(1-EXP(-[.O$4]*[.$G45]))" office:value-type="float" office:value="0.119708439648597" calcext:value-type="float">
            <text:p>0,1</text:p>
          </table:table-cell>
          <table:table-cell table:formula="of:=[.P$2]+[.P$3]*(1-EXP(-[.P$4]*[.$G45]))" office:value-type="float" office:value="0.517932988113165" calcext:value-type="float">
            <text:p>0,5</text:p>
          </table:table-cell>
          <table:table-cell table:formula="of:=[.Q$2]+[.Q$3]*(1-EXP(-[.Q$4]*[.$G45]))" office:value-type="float" office:value="0.667497063738939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891897156213479" calcext:value-type="float">
            <text:p>0,9</text:p>
          </table:table-cell>
          <table:table-cell office:value-type="float" office:value="0.534726" calcext:value-type="float">
            <text:p>0,5</text:p>
          </table:table-cell>
          <table:table-cell office:value-type="float" office:value="0.861709716060604" calcext:value-type="float">
            <text:p>0,9</text:p>
          </table:table-cell>
          <table:table-cell office:value-type="float" office:value="0.688881" calcext:value-type="float">
            <text:p>0,7</text:p>
          </table:table-cell>
          <table:table-cell office:value-type="float" office:value="0.88" calcext:value-type="float">
            <text:p>0,9</text:p>
          </table:table-cell>
          <table:table-cell table:formula="of:=[.O$2]+[.O$3]*(1-EXP(-[.O$4]*[.$G46]))" office:value-type="float" office:value="0.119746529607392" calcext:value-type="float">
            <text:p>0,1</text:p>
          </table:table-cell>
          <table:table-cell table:formula="of:=[.P$2]+[.P$3]*(1-EXP(-[.P$4]*[.$G46]))" office:value-type="float" office:value="0.518166724914628" calcext:value-type="float">
            <text:p>0,5</text:p>
          </table:table-cell>
          <table:table-cell table:formula="of:=[.Q$2]+[.Q$3]*(1-EXP(-[.Q$4]*[.$G46]))" office:value-type="float" office:value="0.667775650424849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912649331255681" calcext:value-type="float">
            <text:p>0,9</text:p>
          </table:table-cell>
          <table:table-cell office:value-type="float" office:value="0.536327" calcext:value-type="float">
            <text:p>0,5</text:p>
          </table:table-cell>
          <table:table-cell office:value-type="float" office:value="0.888484412527765" calcext:value-type="float">
            <text:p>0,9</text:p>
          </table:table-cell>
          <table:table-cell office:value-type="float" office:value="0.686185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formula="of:=[.O$2]+[.O$3]*(1-EXP(-[.O$4]*[.$G47]))" office:value-type="float" office:value="0.119779643426757" calcext:value-type="float">
            <text:p>0,1</text:p>
          </table:table-cell>
          <table:table-cell table:formula="of:=[.P$2]+[.P$3]*(1-EXP(-[.P$4]*[.$G47]))" office:value-type="float" office:value="0.51837403086066" calcext:value-type="float">
            <text:p>0,5</text:p>
          </table:table-cell>
          <table:table-cell table:formula="of:=[.Q$2]+[.Q$3]*(1-EXP(-[.Q$4]*[.$G47]))" office:value-type="float" office:value="0.668023229312928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931794572133489" calcext:value-type="float">
            <text:p>0,9</text:p>
          </table:table-cell>
          <table:table-cell office:value-type="float" office:value="0.533787" calcext:value-type="float">
            <text:p>0,5</text:p>
          </table:table-cell>
          <table:table-cell office:value-type="float" office:value="0.917459232996442" calcext:value-type="float">
            <text:p>0,9</text:p>
          </table:table-cell>
          <table:table-cell office:value-type="float" office:value="0.68611" calcext:value-type="float">
            <text:p>0,7</text:p>
          </table:table-cell>
          <table:table-cell office:value-type="float" office:value="0.92" calcext:value-type="float">
            <text:p>0,9</text:p>
          </table:table-cell>
          <table:table-cell table:formula="of:=[.O$2]+[.O$3]*(1-EXP(-[.O$4]*[.$G48]))" office:value-type="float" office:value="0.119808431198327" calcext:value-type="float">
            <text:p>0,1</text:p>
          </table:table-cell>
          <table:table-cell table:formula="of:=[.P$2]+[.P$3]*(1-EXP(-[.P$4]*[.$G48]))" office:value-type="float" office:value="0.518557894740848" calcext:value-type="float">
            <text:p>0,5</text:p>
          </table:table-cell>
          <table:table-cell table:formula="of:=[.Q$2]+[.Q$3]*(1-EXP(-[.Q$4]*[.$G48]))" office:value-type="float" office:value="0.668243251693475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956614806518634" calcext:value-type="float">
            <text:p>1,0</text:p>
          </table:table-cell>
          <table:table-cell office:value-type="float" office:value="0.535224" calcext:value-type="float">
            <text:p>0,5</text:p>
          </table:table-cell>
          <table:table-cell office:value-type="float" office:value="0.943303918086765" calcext:value-type="float">
            <text:p>0,9</text:p>
          </table:table-cell>
          <table:table-cell office:value-type="float" office:value="0.689118" calcext:value-type="float">
            <text:p>0,7</text:p>
          </table:table-cell>
          <table:table-cell office:value-type="float" office:value="0.94" calcext:value-type="float">
            <text:p>0,9</text:p>
          </table:table-cell>
          <table:table-cell table:formula="of:=[.O$2]+[.O$3]*(1-EXP(-[.O$4]*[.$G49]))" office:value-type="float" office:value="0.11983345808462" calcext:value-type="float">
            <text:p>0,1</text:p>
          </table:table-cell>
          <table:table-cell table:formula="of:=[.P$2]+[.P$3]*(1-EXP(-[.P$4]*[.$G49]))" office:value-type="float" office:value="0.51872096737376" calcext:value-type="float">
            <text:p>0,5</text:p>
          </table:table-cell>
          <table:table-cell table:formula="of:=[.Q$2]+[.Q$3]*(1-EXP(-[.Q$4]*[.$G49]))" office:value-type="float" office:value="0.668438784714554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0.977862047136736" calcext:value-type="float">
            <text:p>1,0</text:p>
          </table:table-cell>
          <table:table-cell office:value-type="float" office:value="0.535141" calcext:value-type="float">
            <text:p>0,5</text:p>
          </table:table-cell>
          <table:table-cell office:value-type="float" office:value="0.969988322187242" calcext:value-type="float">
            <text:p>1,0</text:p>
          </table:table-cell>
          <table:table-cell office:value-type="float" office:value="0.693639" calcext:value-type="float">
            <text:p>0,7</text:p>
          </table:table-cell>
          <table:table-cell office:value-type="float" office:value="0.96" calcext:value-type="float">
            <text:p>1,0</text:p>
          </table:table-cell>
          <table:table-cell table:formula="of:=[.O$2]+[.O$3]*(1-EXP(-[.O$4]*[.$G50]))" office:value-type="float" office:value="0.119855215414325" calcext:value-type="float">
            <text:p>0,1</text:p>
          </table:table-cell>
          <table:table-cell table:formula="of:=[.P$2]+[.P$3]*(1-EXP(-[.P$4]*[.$G50]))" office:value-type="float" office:value="0.51886559982456" calcext:value-type="float">
            <text:p>0,5</text:p>
          </table:table-cell>
          <table:table-cell table:formula="of:=[.Q$2]+[.Q$3]*(1-EXP(-[.Q$4]*[.$G50]))" office:value-type="float" office:value="0.668612554138542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,0</text:p>
          </table:table-cell>
          <table:table-cell office:value-type="float" office:value="0.531576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office:value-type="float" office:value="0.699758" calcext:value-type="float">
            <text:p>0,7</text:p>
          </table:table-cell>
          <table:table-cell office:value-type="float" office:value="0.98" calcext:value-type="float">
            <text:p>1,0</text:p>
          </table:table-cell>
          <table:table-cell table:formula="of:=[.O$2]+[.O$3]*(1-EXP(-[.O$4]*[.$G51]))" office:value-type="float" office:value="0.119874130328085" calcext:value-type="float">
            <text:p>0,1</text:p>
          </table:table-cell>
          <table:table-cell table:formula="of:=[.P$2]+[.P$3]*(1-EXP(-[.P$4]*[.$G51]))" office:value-type="float" office:value="0.518993877300987" calcext:value-type="float">
            <text:p>0,5</text:p>
          </table:table-cell>
          <table:table-cell table:formula="of:=[.Q$2]+[.Q$3]*(1-EXP(-[.Q$4]*[.$G51]))" office:value-type="float" office:value="0.668766982339706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" calcext:value-type="float">
            <text:p>1,0</text:p>
          </table:table-cell>
          <table:table-cell table:formula="of:=[.O$2]+[.O$3]*(1-EXP(-[.O$4]*[.$G52]))" office:value-type="float" office:value="0.119890574164133" calcext:value-type="float">
            <text:p>0,1</text:p>
          </table:table-cell>
          <table:table-cell table:formula="of:=[.P$2]+[.P$3]*(1-EXP(-[.P$4]*[.$G52]))" office:value-type="float" office:value="0.5191076492164" calcext:value-type="float">
            <text:p>0,5</text:p>
          </table:table-cell>
          <table:table-cell table:formula="of:=[.Q$2]+[.Q$3]*(1-EXP(-[.Q$4]*[.$G52]))" office:value-type="float" office:value="0.668904222072493" calcext:value-type="float">
            <text:p>0,7</text:p>
          </table:table-cell>
          <table:table-cell table:number-columns-repeated="16374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p-press-vs-sat" table:style-name="ta1">
        <table:shapes>
          <draw:frame draw:z-index="0" draw:style-name="gr1" draw:text-style-name="P1" svg:width="8cm" svg:height="6cm" svg:x="5cm" svg:y="0cm">
            <draw:object draw:notify-on-update-of-ranges="'cap-press-vs-sat'.A2:'cap-press-vs-sat'.A11 'cap-press-vs-sat'.B1:'cap-press-vs-sat'.B1 'cap-press-vs-sat'.B2:'cap-press-vs-sat'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number-columns-repeated="16382" table:default-cell-style-name="ce2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6382"/>
        </table:table-row>
        <table:table-row table:style-name="ro1">
          <table:table-cell office:value-type="float" office:value="0.0270137" calcext:value-type="float">
            <text:p>0,03</text:p>
          </table:table-cell>
          <table:table-cell office:value-type="float" office:value="0.788673" calcext:value-type="float">
            <text:p>0,79</text:p>
          </table:table-cell>
          <table:table-cell table:number-columns-repeated="16382"/>
        </table:table-row>
        <table:table-row table:style-name="ro1">
          <table:table-cell office:value-type="float" office:value="0.116237" calcext:value-type="float">
            <text:p>0,12</text:p>
          </table:table-cell>
          <table:table-cell office:value-type="float" office:value="0.68017" calcext:value-type="float">
            <text:p>0,68</text:p>
          </table:table-cell>
          <table:table-cell table:number-columns-repeated="16382"/>
        </table:table-row>
        <table:table-row table:style-name="ro1">
          <table:table-cell office:value-type="float" office:value="0.301997" calcext:value-type="float">
            <text:p>0,30</text:p>
          </table:table-cell>
          <table:table-cell office:value-type="float" office:value="0.5506706" calcext:value-type="float">
            <text:p>0,55</text:p>
          </table:table-cell>
          <table:table-cell table:number-columns-repeated="16382"/>
        </table:table-row>
        <table:table-row table:style-name="ro1">
          <table:table-cell office:value-type="float" office:value="0.463004" calcext:value-type="float">
            <text:p>0,46</text:p>
          </table:table-cell>
          <table:table-cell office:value-type="float" office:value="0.5446693" calcext:value-type="float">
            <text:p>0,54</text:p>
          </table:table-cell>
          <table:table-cell table:number-columns-repeated="16382"/>
        </table:table-row>
        <table:table-row table:style-name="ro1">
          <table:table-cell office:value-type="float" office:value="0.536327" calcext:value-type="float">
            <text:p>0,54</text:p>
          </table:table-cell>
          <table:table-cell office:value-type="float" office:value="0.5495776" calcext:value-type="float">
            <text:p>0,55</text:p>
          </table:table-cell>
          <table:table-cell table:number-columns-repeated="16382"/>
        </table:table-row>
        <table:table-row table:style-name="ro1">
          <table:table-cell office:value-type="float" office:value="0.581326" calcext:value-type="float">
            <text:p>0,58</text:p>
          </table:table-cell>
          <table:table-cell office:value-type="float" office:value="0.5442089" calcext:value-type="float">
            <text:p>0,54</text:p>
          </table:table-cell>
          <table:table-cell table:number-columns-repeated="16382"/>
        </table:table-row>
        <table:table-row table:style-name="ro1">
          <table:table-cell office:value-type="float" office:value="0.61604" calcext:value-type="float">
            <text:p>0,62</text:p>
          </table:table-cell>
          <table:table-cell office:value-type="float" office:value="0.5335006" calcext:value-type="float">
            <text:p>0,53</text:p>
          </table:table-cell>
          <table:table-cell table:number-columns-repeated="16382"/>
        </table:table-row>
        <table:table-row table:style-name="ro1">
          <table:table-cell office:value-type="float" office:value="0.654751" calcext:value-type="float">
            <text:p>0,65</text:p>
          </table:table-cell>
          <table:table-cell office:value-type="float" office:value="0.5356315" calcext:value-type="float">
            <text:p>0,54</text:p>
          </table:table-cell>
          <table:table-cell table:number-columns-repeated="16382"/>
        </table:table-row>
        <table:table-row table:style-name="ro1">
          <table:table-cell office:value-type="float" office:value="0.699758" calcext:value-type="float">
            <text:p>0,70</text:p>
          </table:table-cell>
          <table:table-cell office:value-type="float" office:value="0.5291704" calcext:value-type="float">
            <text:p>0,53</text:p>
          </table:table-cell>
          <table:table-cell table:number-columns-repeated="16382"/>
        </table:table-row>
        <table:table-row table:style-name="ro1">
          <table:table-cell office:value-type="float" office:value="0.734781" calcext:value-type="float">
            <text:p>0,73</text:p>
          </table:table-cell>
          <table:table-cell office:value-type="float" office:value="0.529118" calcext:value-type="float">
            <text:p>0,53</text:p>
          </table:table-cell>
          <table:table-cell table:number-columns-repeated="1638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ad-dstb" table:style-name="ta1">
        <table:shapes>
          <draw:frame draw:z-index="0" draw:style-name="gr1" draw:text-style-name="P1" svg:width="6cm" svg:height="6cm" svg:x="6.004cm" svg:y="0.306cm">
            <draw:object draw:notify-on-update-of-ranges="'rad-dstb'.A2:'rad-dstb'.A5 'rad-dstb'.B1:'rad-dstb'.B1 'rad-dstb'.B2:'rad-dstb'.B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16383" table:default-cell-style-name="ce4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03068329274174" calcext:value-type="float">
            <text:p>0,1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3811573853636" calcext:value-type="float">
            <text:p>0,2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1643845619074" calcext:value-type="float">
            <text:p>0,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24237747599873" calcext:value-type="float">
            <text:p>0,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date-style style:name="N146">
      <number:day/>
      <number:text>.</number:text>
      <number:month/>
      <number:text>.</number:text>
      <number:year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day/>
      <number:text>-</number:text>
      <number:month number:textual="true"/>
    </number:date-style>
    <number:date-style style:name="N149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date-style style:name="N154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2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73">
      <number:minutes number:style="long"/>
      <number:text>:</number:text>
      <number:seconds number:style="long"/>
    </number:time-style>
    <number:time-style style:name="N17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5">
      <number:minutes number:style="long"/>
      <number:text>:</number:text>
      <number:seconds number:style="long" number:decimal-places="1"/>
    </number:time-style>
    <number:number-style style:name="N17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7">
      <number:number number:decimal-places="3" number:min-decimal-places="3" number:min-integer-digits="1"/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0" number:min-decimal-places="0" number:min-integer-digits="2" number:grouping="true"/>
    </number:number-style>
    <number:date-style style:name="N181">
      <number:month/>
      <number:text>/</number:text>
      <number:day/>
      <number:text>/</number:text>
      <number:year number:style="long"/>
    </number:date-style>
    <number:date-style style:name="N18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number-style style:name="N10119" number:language="ru" number:country="RU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.00.0000</text:date>, <text:time style:data-style-name="N2" text:time-value="20:23:08.610820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3:02:33.713332390</meta:creation-date>
    <dc:date>2024-04-04T21:52:45.615593597</dc:date>
    <meta:editing-duration>PT13H14M44S</meta:editing-duration>
    <meta:editing-cycles>5</meta:editing-cycles>
    <meta:generator>LibreOffice/7.6.5.2$Linux_X86_64 LibreOffice_project/60$Build-2</meta:generator>
    <meta:document-statistic meta:table-count="3" meta:cell-count="50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79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79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loext:major-origin="0.5" chart:axis-position="0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79">
      <style:chart-properties chart:display-label="true" chart:logarithmic="false" chart:minimum="0" chart:maximum="1" chart:origin="0" chart:interval-major="0.2" chart:reverse-direction="false" text:line-break="false" loext:try-staggering-first="false" chart:link-data-style-to-source="true" chart:axis-position="0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2a6099" draw:fill-color="#2a6099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5308d" draw:fill-color="#55308d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cm" svg:stroke-color="#800080" draw:fill-color="#800080"/>
      <style:text-properties fo:font-size="10pt" style:font-size-asian="10pt" style:font-size-complex="10pt"/>
    </style:style>
    <style:style style:name="ch16" style:family="chart">
      <style:graphic-properties draw:stroke="solid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legend chart:legend-position="end" svg:x="1.238cm" svg:y="0.427cm" style:legend-expansion="custom" svg:width="3.19cm" svg:height="1.086cm" style:legend-expansion-aspect-ratio="2.93738489871087" chart:style-name="ch2"/>
        <chart:plot-area chart:style-name="ch3" table:cell-range-address="'s-vs-t'.A2:'s-vs-t'.B23 's-vs-t'.B1:'s-vs-t'.B1 's-vs-t'.H1:'s-vs-t'.J52 's-vs-t'.D1:'s-vs-t'.D51 's-vs-t'.F1:'s-vs-t'.F51" chart:data-source-has-labels="row" svg:x="0.499cm" svg:y="0.114cm" svg:width="7.384cm" svg:height="5.571cm">
          <chart:coordinate-region svg:x="1.147cm" svg:y="0.274cm" svg:width="6.536cm" svg:height="4.843cm"/>
          <chart:axis chart:dimension="x" chart:name="primary-x" chart:style-name="ch4">
            <chart:title svg:x="4.167cm" svg:y="5.438cm" chart:style-name="ch5">
              <text:p>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3.062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vs-t'.B2:'s-vs-t'.B23" chart:label-cell-address="'s-vs-t'.B1:'s-vs-t'.B1" chart:class="chart:scatter">
            <chart:domain table:cell-range-address="'s-vs-t'.A2:'s-vs-t'.A23"/>
            <chart:data-point chart:repeated="22"/>
          </chart:series>
          <chart:series chart:style-name="ch11" chart:values-cell-range-address="'s-vs-t'.H1:'s-vs-t'.H52" chart:label-cell-address="'s-vs-t'.H1:'s-vs-t'.H1" chart:class="chart:scatter">
            <chart:domain table:cell-range-address="'s-vs-t'.G1:'s-vs-t'.G52"/>
            <chart:data-point chart:repeated="52"/>
          </chart:series>
          <chart:series chart:style-name="ch12" chart:values-cell-range-address="'s-vs-t'.D1:'s-vs-t'.D51" chart:label-cell-address="'s-vs-t'.D1:'s-vs-t'.D1" chart:class="chart:scatter">
            <chart:domain table:cell-range-address="'s-vs-t'.C1:'s-vs-t'.C51"/>
            <chart:data-point chart:repeated="51"/>
          </chart:series>
          <chart:series chart:style-name="ch13" chart:values-cell-range-address="'s-vs-t'.I1:'s-vs-t'.I52" chart:label-cell-address="'s-vs-t'.I1:'s-vs-t'.I1" chart:class="chart:scatter">
            <chart:domain table:cell-range-address="'s-vs-t'.G1:'s-vs-t'.G52"/>
            <chart:data-point chart:repeated="52"/>
          </chart:series>
          <chart:series chart:style-name="ch14" chart:values-cell-range-address="'s-vs-t'.F1:'s-vs-t'.F51" chart:label-cell-address="'s-vs-t'.F1:'s-vs-t'.F1" chart:class="chart:scatter">
            <chart:domain table:cell-range-address="'s-vs-t'.E1:'s-vs-t'.E51"/>
            <chart:data-point chart:repeated="51"/>
          </chart:series>
          <chart:series chart:style-name="ch15" chart:values-cell-range-address="'s-vs-t'.J1:'s-vs-t'.J52" chart:label-cell-address="'s-vs-t'.J1:'s-vs-t'.J1" chart:class="chart:scatter">
            <chart:domain table:cell-range-address="'s-vs-t'.G1:'s-vs-t'.G52"/>
            <chart:data-point chart:repeated="5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А: </text:p>
                <draw:g>
                  <svg:desc>'s-vs-t'.B1:'s-vs-t'.B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=0,17</text:p>
                <draw:g>
                  <svg:desc>'s-vs-t'.H1:'s-vs-t'.H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Б:</text:p>
                <draw:g>
                  <svg:desc>'s-vs-t'.D1:'s-vs-t'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=0,53</text:p>
                <draw:g>
                  <svg:desc>'s-vs-t'.I1:'s-vs-t'.I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В:</text:p>
                <draw:g>
                  <svg:desc>'s-vs-t'.F1:'s-vs-t'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=0,70</text:p>
                <draw:g>
                  <svg:desc>'s-vs-t'.J1:'s-vs-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-vs-t'.A2:'s-vs-t'.A23</svg:desc>
                </draw:g>
              </table:table-cell>
              <table:table-cell office:value-type="float" office:value="0">
                <text:p>0</text:p>
                <draw:g>
                  <svg:desc>'s-vs-t'.B2:'s-vs-t'.B23</svg:desc>
                </draw:g>
              </table:table-cell>
              <table:table-cell office:value-type="float" office:value="NaN">
                <text:p>NaN</text:p>
                <draw:g>
                  <svg:desc>'s-vs-t'.G1:'s-vs-t'.G52</svg:desc>
                </draw:g>
              </table:table-cell>
              <table:table-cell office:value-type="float" office:value="NaN">
                <text:p>NaN</text:p>
                <draw:g>
                  <svg:desc>'s-vs-t'.H1:'s-vs-t'.H52</svg:desc>
                </draw:g>
              </table:table-cell>
              <table:table-cell office:value-type="float" office:value="NaN">
                <text:p>NaN</text:p>
                <draw:g>
                  <svg:desc>'s-vs-t'.C1:'s-vs-t'.C51</svg:desc>
                </draw:g>
              </table:table-cell>
              <table:table-cell office:value-type="float" office:value="NaN">
                <text:p>NaN</text:p>
                <draw:g>
                  <svg:desc>'s-vs-t'.D1:'s-vs-t'.D51</svg:desc>
                </draw:g>
              </table:table-cell>
              <table:table-cell office:value-type="float" office:value="NaN">
                <text:p>NaN</text:p>
                <draw:g>
                  <svg:desc>'s-vs-t'.G1:'s-vs-t'.G52</svg:desc>
                </draw:g>
              </table:table-cell>
              <table:table-cell office:value-type="float" office:value="NaN">
                <text:p>NaN</text:p>
                <draw:g>
                  <svg:desc>'s-vs-t'.I1:'s-vs-t'.I52</svg:desc>
                </draw:g>
              </table:table-cell>
              <table:table-cell office:value-type="float" office:value="NaN">
                <text:p>NaN</text:p>
                <draw:g>
                  <svg:desc>'s-vs-t'.E1:'s-vs-t'.E51</svg:desc>
                </draw:g>
              </table:table-cell>
              <table:table-cell office:value-type="float" office:value="NaN">
                <text:p>NaN</text:p>
                <draw:g>
                  <svg:desc>'s-vs-t'.F1:'s-vs-t'.F51</svg:desc>
                </draw:g>
              </table:table-cell>
              <table:table-cell office:value-type="float" office:value="NaN">
                <text:p>NaN</text:p>
                <draw:g>
                  <svg:desc>'s-vs-t'.G1:'s-vs-t'.G52</svg:desc>
                </draw:g>
              </table:table-cell>
              <table:table-cell office:value-type="float" office:value="NaN">
                <text:p>NaN</text:p>
                <draw:g>
                  <svg:desc>'s-vs-t'.J1:'s-vs-t'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162554567189">
                <text:p>0.042162554567189</text:p>
              </table:table-cell>
              <table:table-cell office:value-type="float" office:value="0.0101156">
                <text:p>0.010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4134">
                <text:p>0.0304134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304923">
                <text:p>0.304923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7075973014045">
                <text:p>0.0627075973014045</text:p>
              </table:table-cell>
              <table:table-cell office:value-type="float" office:value="0.0310986">
                <text:p>0.0310986</text:p>
              </table:table-cell>
              <table:table-cell office:value-type="float" office:value="0.02">
                <text:p>0.02</text:p>
              </table:table-cell>
              <table:table-cell office:value-type="float" office:value="0.0156770117521433">
                <text:p>0.0156770117521433</text:p>
              </table:table-cell>
              <table:table-cell office:value-type="float" office:value="0.0233687183482665">
                <text:p>0.0233687183482665</text:p>
              </table:table-cell>
              <table:table-cell office:value-type="float" office:value="0.222354">
                <text:p>0.222354</text:p>
              </table:table-cell>
              <table:table-cell office:value-type="float" office:value="0.02">
                <text:p>0.02</text:p>
              </table:table-cell>
              <table:table-cell office:value-type="float" office:value="0.200708642781823">
                <text:p>0.200708642781823</text:p>
              </table:table-cell>
              <table:table-cell office:value-type="float" office:value="0.014608778223889">
                <text:p>0.014608778223889</text:p>
              </table:table-cell>
              <table:table-cell office:value-type="float" office:value="0.306663">
                <text:p>0.306663</text:p>
              </table:table-cell>
              <table:table-cell office:value-type="float" office:value="0.02">
                <text:p>0.02</text:p>
              </table:table-cell>
              <table:table-cell office:value-type="float" office:value="0.314521578954153">
                <text:p>0.314521578954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5886190508455">
                <text:p>0.0765886190508455</text:p>
              </table:table-cell>
              <table:table-cell office:value-type="float" office:value="0.0452383">
                <text:p>0.0452383</text:p>
              </table:table-cell>
              <table:table-cell office:value-type="float" office:value="0.04">
                <text:p>0.04</text:p>
              </table:table-cell>
              <table:table-cell office:value-type="float" office:value="0.0293059510253129">
                <text:p>0.0293059510253129</text:p>
              </table:table-cell>
              <table:table-cell office:value-type="float" office:value="0.0404870309050773">
                <text:p>0.0404870309050773</text:p>
              </table:table-cell>
              <table:table-cell office:value-type="float" office:value="0.259401">
                <text:p>0.259401</text:p>
              </table:table-cell>
              <table:table-cell office:value-type="float" office:value="0.04">
                <text:p>0.04</text:p>
              </table:table-cell>
              <table:table-cell office:value-type="float" office:value="0.236813970016041">
                <text:p>0.236813970016041</text:p>
              </table:table-cell>
              <table:table-cell office:value-type="float" office:value="0.0268374496620056">
                <text:p>0.0268374496620056</text:p>
              </table:table-cell>
              <table:table-cell office:value-type="float" office:value="0.34414">
                <text:p>0.34414</text:p>
              </table:table-cell>
              <table:table-cell office:value-type="float" office:value="0.04">
                <text:p>0.04</text:p>
              </table:table-cell>
              <table:table-cell office:value-type="float" office:value="0.354087730426879">
                <text:p>0.354087730426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60731950480578">
                <text:p>0.0860731950480578</text:p>
              </table:table-cell>
              <table:table-cell office:value-type="float" office:value="0.0598842">
                <text:p>0.0598842</text:p>
              </table:table-cell>
              <table:table-cell office:value-type="float" office:value="0.06">
                <text:p>0.06</text:p>
              </table:table-cell>
              <table:table-cell office:value-type="float" office:value="0.0411543816221932">
                <text:p>0.0411543816221932</text:p>
              </table:table-cell>
              <table:table-cell office:value-type="float" office:value="0.0560284378652123">
                <text:p>0.0560284378652123</text:p>
              </table:table-cell>
              <table:table-cell office:value-type="float" office:value="0.284081">
                <text:p>0.284081</text:p>
              </table:table-cell>
              <table:table-cell office:value-type="float" office:value="0.06">
                <text:p>0.06</text:p>
              </table:table-cell>
              <table:table-cell office:value-type="float" office:value="0.268836522614429">
                <text:p>0.268836522614429</text:p>
              </table:table-cell>
              <table:table-cell office:value-type="float" office:value="0.0388258681611057">
                <text:p>0.0388258681611057</text:p>
              </table:table-cell>
              <table:table-cell office:value-type="float" office:value="0.388128">
                <text:p>0.388128</text:p>
              </table:table-cell>
              <table:table-cell office:value-type="float" office:value="0.06">
                <text:p>0.06</text:p>
              </table:table-cell>
              <table:table-cell office:value-type="float" office:value="0.389250013057842">
                <text:p>0.389250013057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52712630549882">
                <text:p>0.0952712630549882</text:p>
              </table:table-cell>
              <table:table-cell office:value-type="float" office:value="0.0616065">
                <text:p>0.0616065</text:p>
              </table:table-cell>
              <table:table-cell office:value-type="float" office:value="0.08">
                <text:p>0.08</text:p>
              </table:table-cell>
              <table:table-cell office:value-type="float" office:value="0.0514549123381422">
                <text:p>0.0514549123381422</text:p>
              </table:table-cell>
              <table:table-cell office:value-type="float" office:value="0.073805755746007">
                <text:p>0.073805755746007</text:p>
              </table:table-cell>
              <table:table-cell office:value-type="float" office:value="0.307512">
                <text:p>0.307512</text:p>
              </table:table-cell>
              <table:table-cell office:value-type="float" office:value="0.08">
                <text:p>0.08</text:p>
              </table:table-cell>
              <table:table-cell office:value-type="float" office:value="0.297237978949789">
                <text:p>0.297237978949789</text:p>
              </table:table-cell>
              <table:table-cell office:value-type="float" office:value="0.0510722218543644">
                <text:p>0.0510722218543644</text:p>
              </table:table-cell>
              <table:table-cell office:value-type="float" office:value="0.412999">
                <text:p>0.412999</text:p>
              </table:table-cell>
              <table:table-cell office:value-type="float" office:value="0.08">
                <text:p>0.08</text:p>
              </table:table-cell>
              <table:table-cell office:value-type="float" office:value="0.420498594832899">
                <text:p>0.420498594832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573693533244">
                <text:p>0.110573693533244</text:p>
              </table:table-cell>
              <table:table-cell office:value-type="float" office:value="0.0712993">
                <text:p>0.0712993</text:p>
              </table:table-cell>
              <table:table-cell office:value-type="float" office:value="0.1">
                <text:p>0.1</text:p>
              </table:table-cell>
              <table:table-cell office:value-type="float" office:value="0.0604097635450309">
                <text:p>0.0604097635450309</text:p>
              </table:table-cell>
              <table:table-cell office:value-type="float" office:value="0.0918504901960784">
                <text:p>0.0918504901960784</text:p>
              </table:table-cell>
              <table:table-cell office:value-type="float" office:value="0.330844">
                <text:p>0.330844</text:p>
              </table:table-cell>
              <table:table-cell office:value-type="float" office:value="0.1">
                <text:p>0.1</text:p>
              </table:table-cell>
              <table:table-cell office:value-type="float" office:value="0.322427811006151">
                <text:p>0.322427811006151</text:p>
              </table:table-cell>
              <table:table-cell office:value-type="float" office:value="0.0641035171886569">
                <text:p>0.0641035171886569</text:p>
              </table:table-cell>
              <table:table-cell office:value-type="float" office:value="0.433738">
                <text:p>0.433738</text:p>
              </table:table-cell>
              <table:table-cell office:value-type="float" office:value="0.1">
                <text:p>0.1</text:p>
              </table:table-cell>
              <table:table-cell office:value-type="float" office:value="0.448269086106197">
                <text:p>0.448269086106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9977834348049">
                <text:p>0.129977834348049</text:p>
              </table:table-cell>
              <table:table-cell office:value-type="float" office:value="0.0768258">
                <text:p>0.0768258</text:p>
              </table:table-cell>
              <table:table-cell office:value-type="float" office:value="0.12">
                <text:p>0.12</text:p>
              </table:table-cell>
              <table:table-cell office:value-type="float" office:value="0.0681947371885104">
                <text:p>0.0681947371885104</text:p>
              </table:table-cell>
              <table:table-cell office:value-type="float" office:value="0.110415855083755">
                <text:p>0.110415855083755</text:p>
              </table:table-cell>
              <table:table-cell office:value-type="float" office:value="0.354057">
                <text:p>0.354057</text:p>
              </table:table-cell>
              <table:table-cell office:value-type="float" office:value="0.12">
                <text:p>0.12</text:p>
              </table:table-cell>
              <table:table-cell office:value-type="float" office:value="0.34476918785441">
                <text:p>0.34476918785441</text:p>
              </table:table-cell>
              <table:table-cell office:value-type="float" office:value="0.0764320369355975">
                <text:p>0.0764320369355975</text:p>
              </table:table-cell>
              <table:table-cell office:value-type="float" office:value="0.445435">
                <text:p>0.445435</text:p>
              </table:table-cell>
              <table:table-cell office:value-type="float" office:value="0.12">
                <text:p>0.12</text:p>
              </table:table-cell>
              <table:table-cell office:value-type="float" office:value="0.472948612079946">
                <text:p>0.472948612079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55835180471">
                <text:p>0.1555835180471</text:p>
              </table:table-cell>
              <table:table-cell office:value-type="float" office:value="0.0880729">
                <text:p>0.0880729</text:p>
              </table:table-cell>
              <table:table-cell office:value-type="float" office:value="0.14">
                <text:p>0.14</text:p>
              </table:table-cell>
              <table:table-cell office:value-type="float" office:value="0.0749626681378321">
                <text:p>0.0749626681378321</text:p>
              </table:table-cell>
              <table:table-cell office:value-type="float" office:value="0.128669977924945">
                <text:p>0.128669977924945</text:p>
              </table:table-cell>
              <table:table-cell office:value-type="float" office:value="0.369511">
                <text:p>0.369511</text:p>
              </table:table-cell>
              <table:table-cell office:value-type="float" office:value="0.14">
                <text:p>0.14</text:p>
              </table:table-cell>
              <table:table-cell office:value-type="float" office:value="0.364584211565531">
                <text:p>0.364584211565531</text:p>
              </table:table-cell>
              <table:table-cell office:value-type="float" office:value="0.0897199130785483">
                <text:p>0.0897199130785483</text:p>
              </table:table-cell>
              <table:table-cell office:value-type="float" office:value="0.459486">
                <text:p>0.459486</text:p>
              </table:table-cell>
              <table:table-cell office:value-type="float" office:value="0.14">
                <text:p>0.14</text:p>
              </table:table-cell>
              <table:table-cell office:value-type="float" office:value="0.494881209393216">
                <text:p>0.494881209393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750650934539">
                <text:p>0.196750650934539</text:p>
              </table:table-cell>
              <table:table-cell office:value-type="float" office:value="0.0928203">
                <text:p>0.0928203</text:p>
              </table:table-cell>
              <table:table-cell office:value-type="float" office:value="0.16">
                <text:p>0.16</text:p>
              </table:table-cell>
              <table:table-cell office:value-type="float" office:value="0.0808464246452353">
                <text:p>0.0808464246452353</text:p>
              </table:table-cell>
              <table:table-cell office:value-type="float" office:value="0.146484425723932">
                <text:p>0.146484425723932</text:p>
              </table:table-cell>
              <table:table-cell office:value-type="float" office:value="0.37795">
                <text:p>0.37795</text:p>
              </table:table-cell>
              <table:table-cell office:value-type="float" office:value="0.16">
                <text:p>0.16</text:p>
              </table:table-cell>
              <table:table-cell office:value-type="float" office:value="0.38215856104896">
                <text:p>0.38215856104896</text:p>
              </table:table-cell>
              <table:table-cell office:value-type="float" office:value="0.103852173337266">
                <text:p>0.103852173337266</text:p>
              </table:table-cell>
              <table:table-cell office:value-type="float" office:value="0.477151">
                <text:p>0.477151</text:p>
              </table:table-cell>
              <table:table-cell office:value-type="float" office:value="0.16">
                <text:p>0.16</text:p>
              </table:table-cell>
              <table:table-cell office:value-type="float" office:value="0.514372622049106">
                <text:p>0.514372622049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3588512578282">
                <text:p>0.223588512578282</text:p>
              </table:table-cell>
              <table:table-cell office:value-type="float" office:value="0.0981906">
                <text:p>0.0981906</text:p>
              </table:table-cell>
              <table:table-cell office:value-type="float" office:value="0.18">
                <text:p>0.18</text:p>
              </table:table-cell>
              <table:table-cell office:value-type="float" office:value="0.0859615168200276">
                <text:p>0.0859615168200276</text:p>
              </table:table-cell>
              <table:table-cell office:value-type="float" office:value="0.164024761394624">
                <text:p>0.164024761394624</text:p>
              </table:table-cell>
              <table:table-cell office:value-type="float" office:value="0.383035">
                <text:p>0.383035</text:p>
              </table:table-cell>
              <table:table-cell office:value-type="float" office:value="0.18">
                <text:p>0.18</text:p>
              </table:table-cell>
              <table:table-cell office:value-type="float" office:value="0.397745610767822">
                <text:p>0.397745610767822</text:p>
              </table:table-cell>
              <table:table-cell office:value-type="float" office:value="0.118544998705809">
                <text:p>0.118544998705809</text:p>
              </table:table-cell>
              <table:table-cell office:value-type="float" office:value="0.487839">
                <text:p>0.487839</text:p>
              </table:table-cell>
              <table:table-cell office:value-type="float" office:value="0.18">
                <text:p>0.18</text:p>
              </table:table-cell>
              <table:table-cell office:value-type="float" office:value="0.531694563536277">
                <text:p>0.531694563536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7115464655948">
                <text:p>0.267115464655948</text:p>
              </table:table-cell>
              <table:table-cell office:value-type="float" office:value="0.101489">
                <text:p>0.101489</text:p>
              </table:table-cell>
              <table:table-cell office:value-type="float" office:value="0.2">
                <text:p>0.2</text:p>
              </table:table-cell>
              <table:table-cell office:value-type="float" office:value="0.0904083643270072">
                <text:p>0.0904083643270072</text:p>
              </table:table-cell>
              <table:table-cell office:value-type="float" office:value="0.182973193416439">
                <text:p>0.182973193416439</text:p>
              </table:table-cell>
              <table:table-cell office:value-type="float" office:value="0.400971">
                <text:p>0.400971</text:p>
              </table:table-cell>
              <table:table-cell office:value-type="float" office:value="0.2">
                <text:p>0.2</text:p>
              </table:table-cell>
              <table:table-cell office:value-type="float" office:value="0.411570083711607">
                <text:p>0.411570083711607</text:p>
              </table:table-cell>
              <table:table-cell office:value-type="float" office:value="0.132231816622223">
                <text:p>0.132231816622223</text:p>
              </table:table-cell>
              <table:table-cell office:value-type="float" office:value="0.501472">
                <text:p>0.501472</text:p>
              </table:table-cell>
              <table:table-cell office:value-type="float" office:value="0.2">
                <text:p>0.2</text:p>
              </table:table-cell>
              <table:table-cell office:value-type="float" office:value="0.547088504559548">
                <text:p>0.547088504559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1801902955098">
                <text:p>0.281801902955098</text:p>
              </table:table-cell>
              <table:table-cell office:value-type="float" office:value="0.103084">
                <text:p>0.103084</text:p>
              </table:table-cell>
              <table:table-cell office:value-type="float" office:value="0.22">
                <text:p>0.22</text:p>
              </table:table-cell>
              <table:table-cell office:value-type="float" office:value="0.0942742678287626">
                <text:p>0.0942742678287626</text:p>
              </table:table-cell>
              <table:table-cell office:value-type="float" office:value="0.201895857680821">
                <text:p>0.201895857680821</text:p>
              </table:table-cell>
              <table:table-cell office:value-type="float" office:value="0.409345">
                <text:p>0.409345</text:p>
              </table:table-cell>
              <table:table-cell office:value-type="float" office:value="0.22">
                <text:p>0.22</text:p>
              </table:table-cell>
              <table:table-cell office:value-type="float" office:value="0.423831291292294">
                <text:p>0.423831291292294</text:p>
              </table:table-cell>
              <table:table-cell office:value-type="float" office:value="0.146362120546329">
                <text:p>0.146362120546329</text:p>
              </table:table-cell>
              <table:table-cell office:value-type="float" office:value="0.510518">
                <text:p>0.510518</text:p>
              </table:table-cell>
              <table:table-cell office:value-type="float" office:value="0.22">
                <text:p>0.22</text:p>
              </table:table-cell>
              <table:table-cell office:value-type="float" office:value="0.56076903918111">
                <text:p>0.56076903918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9530649579433">
                <text:p>0.329530649579433</text:p>
              </table:table-cell>
              <table:table-cell office:value-type="float" office:value="0.1055">
                <text:p>0.1055</text:p>
              </table:table-cell>
              <table:table-cell office:value-type="float" office:value="0.24">
                <text:p>0.24</text:p>
              </table:table-cell>
              <table:table-cell office:value-type="float" office:value="0.0976351228752708">
                <text:p>0.0976351228752708</text:p>
              </table:table-cell>
              <table:table-cell office:value-type="float" office:value="0.2211035904428">
                <text:p>0.2211035904428</text:p>
              </table:table-cell>
              <table:table-cell office:value-type="float" office:value="0.411116">
                <text:p>0.411116</text:p>
              </table:table-cell>
              <table:table-cell office:value-type="float" office:value="0.24">
                <text:p>0.24</text:p>
              </table:table-cell>
              <table:table-cell office:value-type="float" office:value="0.434706006874436">
                <text:p>0.434706006874436</text:p>
              </table:table-cell>
              <table:table-cell office:value-type="float" office:value="0.161168864784171">
                <text:p>0.161168864784171</text:p>
              </table:table-cell>
              <table:table-cell office:value-type="float" office:value="0.520869">
                <text:p>0.520869</text:p>
              </table:table-cell>
              <table:table-cell office:value-type="float" office:value="0.24">
                <text:p>0.24</text:p>
              </table:table-cell>
              <table:table-cell office:value-type="float" office:value="0.572926876296951">
                <text:p>0.572926876296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5384123972782">
                <text:p>0.355384123972782</text:p>
              </table:table-cell>
              <table:table-cell office:value-type="float" office:value="0.107451">
                <text:p>0.107451</text:p>
              </table:table-cell>
              <table:table-cell office:value-type="float" office:value="0.26">
                <text:p>0.26</text:p>
              </table:table-cell>
              <table:table-cell office:value-type="float" office:value="0.100556909887934">
                <text:p>0.100556909887934</text:p>
              </table:table-cell>
              <table:table-cell office:value-type="float" office:value="0.240263034021556">
                <text:p>0.240263034021556</text:p>
              </table:table-cell>
              <table:table-cell office:value-type="float" office:value="0.415909">
                <text:p>0.415909</text:p>
              </table:table-cell>
              <table:table-cell office:value-type="float" office:value="0.26">
                <text:p>0.26</text:p>
              </table:table-cell>
              <table:table-cell office:value-type="float" office:value="0.444351014367725">
                <text:p>0.444351014367725</text:p>
              </table:table-cell>
              <table:table-cell office:value-type="float" office:value="0.176456867336435">
                <text:p>0.176456867336435</text:p>
              </table:table-cell>
              <table:table-cell office:value-type="float" office:value="0.531513">
                <text:p>0.531513</text:p>
              </table:table-cell>
              <table:table-cell office:value-type="float" office:value="0.26">
                <text:p>0.26</text:p>
              </table:table-cell>
              <table:table-cell office:value-type="float" office:value="0.58373149815013">
                <text:p>0.58373149815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9307831541045">
                <text:p>0.369307831541045</text:p>
              </table:table-cell>
              <table:table-cell office:value-type="float" office:value="0.107374">
                <text:p>0.107374</text:p>
              </table:table-cell>
              <table:table-cell office:value-type="float" office:value="0.28">
                <text:p>0.28</text:p>
              </table:table-cell>
              <table:table-cell office:value-type="float" office:value="0.103096989489475">
                <text:p>0.103096989489475</text:p>
              </table:table-cell>
              <table:table-cell office:value-type="float" office:value="0.258493215166861">
                <text:p>0.258493215166861</text:p>
              </table:table-cell>
              <table:table-cell office:value-type="float" office:value="0.422537">
                <text:p>0.422537</text:p>
              </table:table-cell>
              <table:table-cell office:value-type="float" office:value="0.28">
                <text:p>0.28</text:p>
              </table:table-cell>
              <table:table-cell office:value-type="float" office:value="0.452905368625812">
                <text:p>0.452905368625812</text:p>
              </table:table-cell>
              <table:table-cell office:value-type="float" office:value="0.191791520944819">
                <text:p>0.191791520944819</text:p>
              </table:table-cell>
              <table:table-cell office:value-type="float" office:value="0.541456">
                <text:p>0.541456</text:p>
              </table:table-cell>
              <table:table-cell office:value-type="float" office:value="0.28">
                <text:p>0.28</text:p>
              </table:table-cell>
              <table:table-cell office:value-type="float" office:value="0.593333522941044">
                <text:p>0.593333522941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9097403037372">
                <text:p>0.449097403037372</text:p>
              </table:table-cell>
              <table:table-cell office:value-type="float" office:value="0.112136">
                <text:p>0.112136</text:p>
              </table:table-cell>
              <table:table-cell office:value-type="float" office:value="0.3">
                <text:p>0.3</text:p>
              </table:table-cell>
              <table:table-cell office:value-type="float" office:value="0.105305228609642">
                <text:p>0.105305228609642</text:p>
              </table:table-cell>
              <table:table-cell office:value-type="float" office:value="0.277821062199714">
                <text:p>0.277821062199714</text:p>
              </table:table-cell>
              <table:table-cell office:value-type="float" office:value="0.426155">
                <text:p>0.426155</text:p>
              </table:table-cell>
              <table:table-cell office:value-type="float" office:value="0.3">
                <text:p>0.3</text:p>
              </table:table-cell>
              <table:table-cell office:value-type="float" office:value="0.460492400240229">
                <text:p>0.460492400240229</text:p>
              </table:table-cell>
              <table:table-cell office:value-type="float" office:value="0.206734907630909">
                <text:p>0.206734907630909</text:p>
              </table:table-cell>
              <table:table-cell office:value-type="float" office:value="0.549898">
                <text:p>0.549898</text:p>
              </table:table-cell>
              <table:table-cell office:value-type="float" office:value="0.3">
                <text:p>0.3</text:p>
              </table:table-cell>
              <table:table-cell office:value-type="float" office:value="0.601866804469836">
                <text:p>0.601866804469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0543494042376">
                <text:p>0.550543494042376</text:p>
              </table:table-cell>
              <table:table-cell office:value-type="float" office:value="0.116237">
                <text:p>0.116237</text:p>
              </table:table-cell>
              <table:table-cell office:value-type="float" office:value="0.32">
                <text:p>0.32</text:p>
              </table:table-cell>
              <table:table-cell office:value-type="float" office:value="0.10722497947449">
                <text:p>0.10722497947449</text:p>
              </table:table-cell>
              <table:table-cell office:value-type="float" office:value="0.295929505908324">
                <text:p>0.295929505908324</text:p>
              </table:table-cell>
              <table:table-cell office:value-type="float" office:value="0.437264">
                <text:p>0.437264</text:p>
              </table:table-cell>
              <table:table-cell office:value-type="float" office:value="0.32">
                <text:p>0.32</text:p>
              </table:table-cell>
              <table:table-cell office:value-type="float" office:value="0.467221493633074">
                <text:p>0.467221493633074</text:p>
              </table:table-cell>
              <table:table-cell office:value-type="float" office:value="0.220834060688509">
                <text:p>0.220834060688509</text:p>
              </table:table-cell>
              <table:table-cell office:value-type="float" office:value="0.556464">
                <text:p>0.556464</text:p>
              </table:table-cell>
              <table:table-cell office:value-type="float" office:value="0.32">
                <text:p>0.32</text:p>
              </table:table-cell>
              <table:table-cell office:value-type="float" office:value="0.609450298080324">
                <text:p>0.609450298080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7968406686477">
                <text:p>0.627968406686477</text:p>
              </table:table-cell>
              <table:table-cell office:value-type="float" office:value="0.118952">
                <text:p>0.118952</text:p>
              </table:table-cell>
              <table:table-cell office:value-type="float" office:value="0.34">
                <text:p>0.34</text:p>
              </table:table-cell>
              <table:table-cell office:value-type="float" office:value="0.108893930698759">
                <text:p>0.108893930698759</text:p>
              </table:table-cell>
              <table:table-cell office:value-type="float" office:value="0.313642302947669">
                <text:p>0.313642302947669</text:p>
              </table:table-cell>
              <table:table-cell office:value-type="float" office:value="0.438501">
                <text:p>0.438501</text:p>
              </table:table-cell>
              <table:table-cell office:value-type="float" office:value="0.34">
                <text:p>0.34</text:p>
              </table:table-cell>
              <table:table-cell office:value-type="float" office:value="0.473189664083767">
                <text:p>0.473189664083767</text:p>
              </table:table-cell>
              <table:table-cell office:value-type="float" office:value="0.235605891877901">
                <text:p>0.235605891877901</text:p>
              </table:table-cell>
              <table:table-cell office:value-type="float" office:value="0.56006">
                <text:p>0.56006</text:p>
              </table:table-cell>
              <table:table-cell office:value-type="float" office:value="0.34">
                <text:p>0.34</text:p>
              </table:table-cell>
              <table:table-cell office:value-type="float" office:value="0.616189718916992">
                <text:p>0.616189718916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8383165719706">
                <text:p>0.678383165719706</text:p>
              </table:table-cell>
              <table:table-cell office:value-type="float" office:value="0.119745">
                <text:p>0.119745</text:p>
              </table:table-cell>
              <table:table-cell office:value-type="float" office:value="0.36">
                <text:p>0.36</text:p>
              </table:table-cell>
              <table:table-cell office:value-type="float" office:value="0.110344847190056">
                <text:p>0.110344847190056</text:p>
              </table:table-cell>
              <table:table-cell office:value-type="float" office:value="0.332653632645111">
                <text:p>0.332653632645111</text:p>
              </table:table-cell>
              <table:table-cell office:value-type="float" office:value="0.440291">
                <text:p>0.440291</text:p>
              </table:table-cell>
              <table:table-cell office:value-type="float" office:value="0.36">
                <text:p>0.36</text:p>
              </table:table-cell>
              <table:table-cell office:value-type="float" office:value="0.478482956426297">
                <text:p>0.478482956426297</text:p>
              </table:table-cell>
              <table:table-cell office:value-type="float" office:value="0.251735118313098">
                <text:p>0.251735118313098</text:p>
              </table:table-cell>
              <table:table-cell office:value-type="float" office:value="0.572048">
                <text:p>0.572048</text:p>
              </table:table-cell>
              <table:table-cell office:value-type="float" office:value="0.36">
                <text:p>0.36</text:p>
              </table:table-cell>
              <table:table-cell office:value-type="float" office:value="0.622179015611448">
                <text:p>0.622179015611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3454260354457">
                <text:p>0.813454260354457</text:p>
              </table:table-cell>
              <table:table-cell office:value-type="float" office:value="0.119563">
                <text:p>0.119563</text:p>
              </table:table-cell>
              <table:table-cell office:value-type="float" office:value="0.38">
                <text:p>0.38</text:p>
              </table:table-cell>
              <table:table-cell office:value-type="float" office:value="0.111606213390641">
                <text:p>0.111606213390641</text:p>
              </table:table-cell>
              <table:table-cell office:value-type="float" office:value="0.352153941046617">
                <text:p>0.352153941046617</text:p>
              </table:table-cell>
              <table:table-cell office:value-type="float" office:value="0.443458">
                <text:p>0.443458</text:p>
              </table:table-cell>
              <table:table-cell office:value-type="float" office:value="0.38">
                <text:p>0.38</text:p>
              </table:table-cell>
              <table:table-cell office:value-type="float" office:value="0.483177685582407">
                <text:p>0.483177685582407</text:p>
              </table:table-cell>
              <table:table-cell office:value-type="float" office:value="0.268214980105582">
                <text:p>0.268214980105582</text:p>
              </table:table-cell>
              <table:table-cell office:value-type="float" office:value="0.57638">
                <text:p>0.57638</text:p>
              </table:table-cell>
              <table:table-cell office:value-type="float" office:value="0.38">
                <text:p>0.38</text:p>
              </table:table-cell>
              <table:table-cell office:value-type="float" office:value="0.627501679941748">
                <text:p>0.627501679941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121852">
                <text:p>0.121852</text:p>
              </table:table-cell>
              <table:table-cell office:value-type="float" office:value="0.4">
                <text:p>0.4</text:p>
              </table:table-cell>
              <table:table-cell office:value-type="float" office:value="0.112702792484974">
                <text:p>0.112702792484974</text:p>
              </table:table-cell>
              <table:table-cell office:value-type="float" office:value="0.371360050642774">
                <text:p>0.371360050642774</text:p>
              </table:table-cell>
              <table:table-cell office:value-type="float" office:value="0.458543">
                <text:p>0.458543</text:p>
              </table:table-cell>
              <table:table-cell office:value-type="float" office:value="0.4">
                <text:p>0.4</text:p>
              </table:table-cell>
              <table:table-cell office:value-type="float" office:value="0.487341536815812">
                <text:p>0.487341536815812</text:p>
              </table:table-cell>
              <table:table-cell office:value-type="float" office:value="0.284964214125338">
                <text:p>0.284964214125338</text:p>
              </table:table-cell>
              <table:table-cell office:value-type="float" office:value="0.58075">
                <text:p>0.58075</text:p>
              </table:table-cell>
              <table:table-cell office:value-type="float" office:value="0.4">
                <text:p>0.4</text:p>
              </table:table-cell>
              <table:table-cell office:value-type="float" office:value="0.632231910721479">
                <text:p>0.632231910721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.113656112551398">
                <text:p>0.113656112551398</text:p>
              </table:table-cell>
              <table:table-cell office:value-type="float" office:value="0.390827895727828">
                <text:p>0.390827895727828</text:p>
              </table:table-cell>
              <table:table-cell office:value-type="float" office:value="0.459465">
                <text:p>0.459465</text:p>
              </table:table-cell>
              <table:table-cell office:value-type="float" office:value="0.42">
                <text:p>0.42</text:p>
              </table:table-cell>
              <table:table-cell office:value-type="float" office:value="0.491034541570168">
                <text:p>0.491034541570168</text:p>
              </table:table-cell>
              <table:table-cell office:value-type="float" office:value="0.302599818211368">
                <text:p>0.302599818211368</text:p>
              </table:table-cell>
              <table:table-cell office:value-type="float" office:value="0.591251">
                <text:p>0.591251</text:p>
              </table:table-cell>
              <table:table-cell office:value-type="float" office:value="0.42">
                <text:p>0.42</text:p>
              </table:table-cell>
              <table:table-cell office:value-type="float" office:value="0.636435648143382">
                <text:p>0.636435648143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114484889202115">
                <text:p>0.114484889202115</text:p>
              </table:table-cell>
              <table:table-cell office:value-type="float" office:value="0.410482404882483">
                <text:p>0.410482404882483</text:p>
              </table:table-cell>
              <table:table-cell office:value-type="float" office:value="0.464635">
                <text:p>0.464635</text:p>
              </table:table-cell>
              <table:table-cell office:value-type="float" office:value="0.44">
                <text:p>0.44</text:p>
              </table:table-cell>
              <table:table-cell office:value-type="float" office:value="0.494309942959701">
                <text:p>0.494309942959701</text:p>
              </table:table-cell>
              <table:table-cell office:value-type="float" office:value="0.319240701391104">
                <text:p>0.319240701391104</text:p>
              </table:table-cell>
              <table:table-cell office:value-type="float" office:value="0.59403">
                <text:p>0.59403</text:p>
              </table:table-cell>
              <table:table-cell office:value-type="float" office:value="0.44">
                <text:p>0.44</text:p>
              </table:table-cell>
              <table:table-cell office:value-type="float" office:value="0.640171492996456">
                <text:p>0.640171492996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115205393008722">
                <text:p>0.115205393008722</text:p>
              </table:table-cell>
              <table:table-cell office:value-type="float" office:value="0.430106479677964">
                <text:p>0.430106479677964</text:p>
              </table:table-cell>
              <table:table-cell office:value-type="float" office:value="0.47238">
                <text:p>0.47238</text:p>
              </table:table-cell>
              <table:table-cell office:value-type="float" office:value="0.46">
                <text:p>0.46</text:p>
              </table:table-cell>
              <table:table-cell office:value-type="float" office:value="0.497214963390529">
                <text:p>0.497214963390529</text:p>
              </table:table-cell>
              <table:table-cell office:value-type="float" office:value="0.340694167715061">
                <text:p>0.340694167715061</text:p>
              </table:table-cell>
              <table:table-cell office:value-type="float" office:value="0.596988">
                <text:p>0.596988</text:p>
              </table:table-cell>
              <table:table-cell office:value-type="float" office:value="0.46">
                <text:p>0.46</text:p>
              </table:table-cell>
              <table:table-cell office:value-type="float" office:value="0.643491523570563">
                <text:p>0.643491523570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115831768926631">
                <text:p>0.115831768926631</text:p>
              </table:table-cell>
              <table:table-cell office:value-type="float" office:value="0.450479239709129">
                <text:p>0.450479239709129</text:p>
              </table:table-cell>
              <table:table-cell office:value-type="float" office:value="0.475904">
                <text:p>0.475904</text:p>
              </table:table-cell>
              <table:table-cell office:value-type="float" office:value="0.48">
                <text:p>0.48</text:p>
              </table:table-cell>
              <table:table-cell office:value-type="float" office:value="0.499791485379712">
                <text:p>0.499791485379712</text:p>
              </table:table-cell>
              <table:table-cell office:value-type="float" office:value="0.359235705213481">
                <text:p>0.359235705213481</text:p>
              </table:table-cell>
              <table:table-cell office:value-type="float" office:value="0.607412">
                <text:p>0.607412</text:p>
              </table:table-cell>
              <table:table-cell office:value-type="float" office:value="0.48">
                <text:p>0.48</text:p>
              </table:table-cell>
              <table:table-cell office:value-type="float" office:value="0.646442021636331">
                <text:p>0.646442021636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116376313989322">
                <text:p>0.116376313989322</text:p>
              </table:table-cell>
              <table:table-cell office:value-type="float" office:value="0.471294312426958">
                <text:p>0.471294312426958</text:p>
              </table:table-cell>
              <table:table-cell office:value-type="float" office:value="0.483149">
                <text:p>0.483149</text:p>
              </table:table-cell>
              <table:table-cell office:value-type="float" office:value="0.5">
                <text:p>0.5</text:p>
              </table:table-cell>
              <table:table-cell office:value-type="float" office:value="0.502076655387569">
                <text:p>0.502076655387569</text:p>
              </table:table-cell>
              <table:table-cell office:value-type="float" office:value="0.376293438152739">
                <text:p>0.376293438152739</text:p>
              </table:table-cell>
              <table:table-cell office:value-type="float" office:value="0.610343">
                <text:p>0.610343</text:p>
              </table:table-cell>
              <table:table-cell office:value-type="float" office:value="0.5">
                <text:p>0.5</text:p>
              </table:table-cell>
              <table:table-cell office:value-type="float" office:value="0.649064117620627">
                <text:p>0.649064117620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.116849718724117">
                <text:p>0.116849718724117</text:p>
              </table:table-cell>
              <table:table-cell office:value-type="float" office:value="0.491287657447085">
                <text:p>0.491287657447085</text:p>
              </table:table-cell>
              <table:table-cell office:value-type="float" office:value="0.484549">
                <text:p>0.484549</text:p>
              </table:table-cell>
              <table:table-cell office:value-type="float" office:value="0.52">
                <text:p>0.52</text:p>
              </table:table-cell>
              <table:table-cell office:value-type="float" office:value="0.504103419368911">
                <text:p>0.504103419368911</text:p>
              </table:table-cell>
              <table:table-cell office:value-type="float" office:value="0.3960870298025">
                <text:p>0.3960870298025</text:p>
              </table:table-cell>
              <table:table-cell office:value-type="float" office:value="0.609479">
                <text:p>0.609479</text:p>
              </table:table-cell>
              <table:table-cell office:value-type="float" office:value="0.52">
                <text:p>0.52</text:p>
              </table:table-cell>
              <table:table-cell office:value-type="float" office:value="0.651394363971448">
                <text:p>0.651394363971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17261277028989">
                <text:p>0.117261277028989</text:p>
              </table:table-cell>
              <table:table-cell office:value-type="float" office:value="0.511757807427607">
                <text:p>0.511757807427607</text:p>
              </table:table-cell>
              <table:table-cell office:value-type="float" office:value="0.48557">
                <text:p>0.48557</text:p>
              </table:table-cell>
              <table:table-cell office:value-type="float" office:value="0.54">
                <text:p>0.54</text:p>
              </table:table-cell>
              <table:table-cell office:value-type="float" office:value="0.505900997764365">
                <text:p>0.505900997764365</text:p>
              </table:table-cell>
              <table:table-cell office:value-type="float" office:value="0.416589416530726">
                <text:p>0.416589416530726</text:p>
              </table:table-cell>
              <table:table-cell office:value-type="float" office:value="0.617986">
                <text:p>0.617986</text:p>
              </table:table-cell>
              <table:table-cell office:value-type="float" office:value="0.54">
                <text:p>0.54</text:p>
              </table:table-cell>
              <table:table-cell office:value-type="float" office:value="0.653465244705041">
                <text:p>0.653465244705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117619068630676">
                <text:p>0.117619068630676</text:p>
              </table:table-cell>
              <table:table-cell office:value-type="float" office:value="0.533333739124789">
                <text:p>0.533333739124789</text:p>
              </table:table-cell>
              <table:table-cell office:value-type="float" office:value="0.493892">
                <text:p>0.493892</text:p>
              </table:table-cell>
              <table:table-cell office:value-type="float" office:value="0.56">
                <text:p>0.56</text:p>
              </table:table-cell>
              <table:table-cell office:value-type="float" office:value="0.507495306779894">
                <text:p>0.507495306779894</text:p>
              </table:table-cell>
              <table:table-cell office:value-type="float" office:value="0.437613994112938">
                <text:p>0.437613994112938</text:p>
              </table:table-cell>
              <table:table-cell office:value-type="float" office:value="0.62211">
                <text:p>0.62211</text:p>
              </table:table-cell>
              <table:table-cell office:value-type="float" office:value="0.56">
                <text:p>0.56</text:p>
              </table:table-cell>
              <table:table-cell office:value-type="float" office:value="0.655305628238421">
                <text:p>0.655305628238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7930117706158">
                <text:p>0.117930117706158</text:p>
              </table:table-cell>
              <table:table-cell office:value-type="float" office:value="0.554783875470718">
                <text:p>0.554783875470718</text:p>
              </table:table-cell>
              <table:table-cell office:value-type="float" office:value="0.495671">
                <text:p>0.495671</text:p>
              </table:table-cell>
              <table:table-cell office:value-type="float" office:value="0.58">
                <text:p>0.58</text:p>
              </table:table-cell>
              <table:table-cell office:value-type="float" office:value="0.50890933202821">
                <text:p>0.50890933202821</text:p>
              </table:table-cell>
              <table:table-cell office:value-type="float" office:value="0.460062181343189">
                <text:p>0.460062181343189</text:p>
              </table:table-cell>
              <table:table-cell office:value-type="float" office:value="0.62987">
                <text:p>0.62987</text:p>
              </table:table-cell>
              <table:table-cell office:value-type="float" office:value="0.58">
                <text:p>0.58</text:p>
              </table:table-cell>
              <table:table-cell office:value-type="float" office:value="0.656941169819833">
                <text:p>0.656941169819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8200530781543">
                <text:p>0.118200530781543</text:p>
              </table:table-cell>
              <table:table-cell office:value-type="float" office:value="0.576272562004935">
                <text:p>0.576272562004935</text:p>
              </table:table-cell>
              <table:table-cell office:value-type="float" office:value="0.495819">
                <text:p>0.495819</text:p>
              </table:table-cell>
              <table:table-cell office:value-type="float" office:value="0.6">
                <text:p>0.6</text:p>
              </table:table-cell>
              <table:table-cell office:value-type="float" office:value="0.510163459918975">
                <text:p>0.510163459918975</text:p>
              </table:table-cell>
              <table:table-cell office:value-type="float" office:value="0.484256020995985">
                <text:p>0.484256020995985</text:p>
              </table:table-cell>
              <table:table-cell office:value-type="float" office:value="0.636056">
                <text:p>0.636056</text:p>
              </table:table-cell>
              <table:table-cell office:value-type="float" office:value="0.6">
                <text:p>0.6</text:p>
              </table:table-cell>
              <table:table-cell office:value-type="float" office:value="0.658394669167121">
                <text:p>0.658394669167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118435616615587">
                <text:p>0.118435616615587</text:p>
              </table:table-cell>
              <table:table-cell office:value-type="float" office:value="0.596594598104142">
                <text:p>0.596594598104142</text:p>
              </table:table-cell>
              <table:table-cell office:value-type="float" office:value="0.495918">
                <text:p>0.495918</text:p>
              </table:table-cell>
              <table:table-cell office:value-type="float" office:value="0.62">
                <text:p>0.62</text:p>
              </table:table-cell>
              <table:table-cell office:value-type="float" office:value="0.511275771575551">
                <text:p>0.511275771575551</text:p>
              </table:table-cell>
              <table:table-cell office:value-type="float" office:value="0.506749354409578">
                <text:p>0.506749354409578</text:p>
              </table:table-cell>
              <table:table-cell office:value-type="float" office:value="0.639321">
                <text:p>0.639321</text:p>
              </table:table-cell>
              <table:table-cell office:value-type="float" office:value="0.62">
                <text:p>0.62</text:p>
              </table:table-cell>
              <table:table-cell office:value-type="float" office:value="0.659686388299534">
                <text:p>0.659686388299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11863999042144">
                <text:p>0.11863999042144</text:p>
              </table:table-cell>
              <table:table-cell office:value-type="float" office:value="0.620806145305805">
                <text:p>0.620806145305805</text:p>
              </table:table-cell>
              <table:table-cell office:value-type="float" office:value="0.500701">
                <text:p>0.500701</text:p>
              </table:table-cell>
              <table:table-cell office:value-type="float" office:value="0.64">
                <text:p>0.64</text:p>
              </table:table-cell>
              <table:table-cell office:value-type="float" office:value="0.512262303515768">
                <text:p>0.512262303515768</text:p>
              </table:table-cell>
              <table:table-cell office:value-type="float" office:value="0.529319436334852">
                <text:p>0.529319436334852</text:p>
              </table:table-cell>
              <table:table-cell office:value-type="float" office:value="0.640695">
                <text:p>0.640695</text:p>
              </table:table-cell>
              <table:table-cell office:value-type="float" office:value="0.64">
                <text:p>0.64</text:p>
              </table:table-cell>
              <table:table-cell office:value-type="float" office:value="0.660834333993596">
                <text:p>0.660834333993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.118817664472658">
                <text:p>0.118817664472658</text:p>
              </table:table-cell>
              <table:table-cell office:value-type="float" office:value="0.643313368393715">
                <text:p>0.643313368393715</text:p>
              </table:table-cell>
              <table:table-cell office:value-type="float" office:value="0.508459">
                <text:p>0.508459</text:p>
              </table:table-cell>
              <table:table-cell office:value-type="float" office:value="0.66">
                <text:p>0.66</text:p>
              </table:table-cell>
              <table:table-cell office:value-type="float" office:value="0.51313727885502">
                <text:p>0.51313727885502</text:p>
              </table:table-cell>
              <table:table-cell office:value-type="float" office:value="0.552747295743618">
                <text:p>0.552747295743618</text:p>
              </table:table-cell>
              <table:table-cell office:value-type="float" office:value="0.643309">
                <text:p>0.643309</text:p>
              </table:table-cell>
              <table:table-cell office:value-type="float" office:value="0.66">
                <text:p>0.66</text:p>
              </table:table-cell>
              <table:table-cell office:value-type="float" office:value="0.661854508800525">
                <text:p>0.661854508800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0.1189721268723">
                <text:p>0.1189721268723</text:p>
              </table:table-cell>
              <table:table-cell office:value-type="float" office:value="0.666668695623945">
                <text:p>0.666668695623945</text:p>
              </table:table-cell>
              <table:table-cell office:value-type="float" office:value="0.513461">
                <text:p>0.513461</text:p>
              </table:table-cell>
              <table:table-cell office:value-type="float" office:value="0.68">
                <text:p>0.68</text:p>
              </table:table-cell>
              <table:table-cell office:value-type="float" office:value="0.513913312365026">
                <text:p>0.513913312365026</text:p>
              </table:table-cell>
              <table:table-cell office:value-type="float" office:value="0.580698802723218">
                <text:p>0.580698802723218</text:p>
              </table:table-cell>
              <table:table-cell office:value-type="float" office:value="0.647976">
                <text:p>0.647976</text:p>
              </table:table-cell>
              <table:table-cell office:value-type="float" office:value="0.68">
                <text:p>0.68</text:p>
              </table:table-cell>
              <table:table-cell office:value-type="float" office:value="0.662761134124419">
                <text:p>0.66276113412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119106410031489">
                <text:p>0.119106410031489</text:p>
              </table:table-cell>
              <table:table-cell office:value-type="float" office:value="0.690616478379431">
                <text:p>0.690616478379431</text:p>
              </table:table-cell>
              <table:table-cell office:value-type="float" office:value="0.513353">
                <text:p>0.513353</text:p>
              </table:table-cell>
              <table:table-cell office:value-type="float" office:value="0.7">
                <text:p>0.7</text:p>
              </table:table-cell>
              <table:table-cell office:value-type="float" office:value="0.514601592344628">
                <text:p>0.514601592344628</text:p>
              </table:table-cell>
              <table:table-cell office:value-type="float" office:value="0.608832399308962">
                <text:p>0.608832399308962</text:p>
              </table:table-cell>
              <table:table-cell office:value-type="float" office:value="0.649562">
                <text:p>0.649562</text:p>
              </table:table-cell>
              <table:table-cell office:value-type="float" office:value="0.7">
                <text:p>0.7</text:p>
              </table:table-cell>
              <table:table-cell office:value-type="float" office:value="0.663566848470965">
                <text:p>0.663566848470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0.119223150201805">
                <text:p>0.119223150201805</text:p>
              </table:table-cell>
              <table:table-cell office:value-type="float" office:value="0.713332684067004">
                <text:p>0.713332684067004</text:p>
              </table:table-cell>
              <table:table-cell office:value-type="float" office:value="0.5141">
                <text:p>0.5141</text:p>
              </table:table-cell>
              <table:table-cell office:value-type="float" office:value="0.72">
                <text:p>0.72</text:p>
              </table:table-cell>
              <table:table-cell office:value-type="float" office:value="0.51521204192472">
                <text:p>0.51521204192472</text:p>
              </table:table-cell>
              <table:table-cell office:value-type="float" office:value="0.63677036243356">
                <text:p>0.63677036243356</text:p>
              </table:table-cell>
              <table:table-cell office:value-type="float" office:value="0.65338">
                <text:p>0.65338</text:p>
              </table:table-cell>
              <table:table-cell office:value-type="float" office:value="0.72">
                <text:p>0.72</text:p>
              </table:table-cell>
              <table:table-cell office:value-type="float" office:value="0.664282883630275">
                <text:p>0.664282883630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.119324639230272">
                <text:p>0.119324639230272</text:p>
              </table:table-cell>
              <table:table-cell office:value-type="float" office:value="0.73350457732762">
                <text:p>0.73350457732762</text:p>
              </table:table-cell>
              <table:table-cell office:value-type="float" office:value="0.515414">
                <text:p>0.515414</text:p>
              </table:table-cell>
              <table:table-cell office:value-type="float" office:value="0.74">
                <text:p>0.74</text:p>
              </table:table-cell>
              <table:table-cell office:value-type="float" office:value="0.515753462132889">
                <text:p>0.515753462132889</text:p>
              </table:table-cell>
              <table:table-cell office:value-type="float" office:value="0.664751966868721">
                <text:p>0.664751966868721</text:p>
              </table:table-cell>
              <table:table-cell office:value-type="float" office:value="0.664877">
                <text:p>0.664877</text:p>
              </table:table-cell>
              <table:table-cell office:value-type="float" office:value="0.74">
                <text:p>0.74</text:p>
              </table:table-cell>
              <table:table-cell office:value-type="float" office:value="0.664919221249887">
                <text:p>0.664919221249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0.119412869552971">
                <text:p>0.119412869552971</text:p>
              </table:table-cell>
              <table:table-cell office:value-type="float" office:value="0.754410953122971">
                <text:p>0.754410953122971</text:p>
              </table:table-cell>
              <table:table-cell office:value-type="float" office:value="0.523146">
                <text:p>0.523146</text:p>
              </table:table-cell>
              <table:table-cell office:value-type="float" office:value="0.76">
                <text:p>0.76</text:p>
              </table:table-cell>
              <table:table-cell office:value-type="float" office:value="0.516233658780366">
                <text:p>0.516233658780366</text:p>
              </table:table-cell>
              <table:table-cell office:value-type="float" office:value="0.693577804932371">
                <text:p>0.693577804932371</text:p>
              </table:table-cell>
              <table:table-cell office:value-type="float" office:value="0.666098">
                <text:p>0.666098</text:p>
              </table:table-cell>
              <table:table-cell office:value-type="float" office:value="0.76">
                <text:p>0.76</text:p>
              </table:table-cell>
              <table:table-cell office:value-type="float" office:value="0.665484731980566">
                <text:p>0.66548473198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0.119489573310622">
                <text:p>0.119489573310622</text:p>
              </table:table-cell>
              <table:table-cell office:value-type="float" office:value="0.776315575899234">
                <text:p>0.776315575899234</text:p>
              </table:table-cell>
              <table:table-cell office:value-type="float" office:value="0.52545">
                <text:p>0.52545</text:p>
              </table:table-cell>
              <table:table-cell office:value-type="float" office:value="0.78">
                <text:p>0.78</text:p>
              </table:table-cell>
              <table:table-cell office:value-type="float" office:value="0.516659555000657">
                <text:p>0.516659555000657</text:p>
              </table:table-cell>
              <table:table-cell office:value-type="float" office:value="0.721162122954125">
                <text:p>0.721162122954125</text:p>
              </table:table-cell>
              <table:table-cell office:value-type="float" office:value="0.672888">
                <text:p>0.672888</text:p>
              </table:table-cell>
              <table:table-cell office:value-type="float" office:value="0.78">
                <text:p>0.78</text:p>
              </table:table-cell>
              <table:table-cell office:value-type="float" office:value="0.665987299134632">
                <text:p>0.665987299134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119556256354022">
                <text:p>0.119556256354022</text:p>
              </table:table-cell>
              <table:table-cell office:value-type="float" office:value="0.800094955200623">
                <text:p>0.800094955200623</text:p>
              </table:table-cell>
              <table:table-cell office:value-type="float" office:value="0.526033">
                <text:p>0.526033</text:p>
              </table:table-cell>
              <table:table-cell office:value-type="float" office:value="0.8">
                <text:p>0.8</text:p>
              </table:table-cell>
              <table:table-cell office:value-type="float" office:value="0.517037291062353">
                <text:p>0.517037291062353</text:p>
              </table:table-cell>
              <table:table-cell office:value-type="float" office:value="0.745337904133585">
                <text:p>0.745337904133585</text:p>
              </table:table-cell>
              <table:table-cell office:value-type="float" office:value="0.674581">
                <text:p>0.674581</text:p>
              </table:table-cell>
              <table:table-cell office:value-type="float" office:value="0.8">
                <text:p>0.8</text:p>
              </table:table-cell>
              <table:table-cell office:value-type="float" office:value="0.666433928580624">
                <text:p>0.666433928580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0.119614227806963">
                <text:p>0.119614227806963</text:p>
              </table:table-cell>
              <table:table-cell office:value-type="float" office:value="0.825596919231269">
                <text:p>0.825596919231269</text:p>
              </table:table-cell>
              <table:table-cell office:value-type="float" office:value="0.531332">
                <text:p>0.531332</text:p>
              </table:table-cell>
              <table:table-cell office:value-type="float" office:value="0.82">
                <text:p>0.82</text:p>
              </table:table-cell>
              <table:table-cell office:value-type="float" office:value="0.517372312895156">
                <text:p>0.517372312895156</text:p>
              </table:table-cell>
              <table:table-cell office:value-type="float" office:value="0.774400007223389">
                <text:p>0.774400007223389</text:p>
              </table:table-cell>
              <table:table-cell office:value-type="float" office:value="0.675937">
                <text:p>0.675937</text:p>
              </table:table-cell>
              <table:table-cell office:value-type="float" office:value="0.82">
                <text:p>0.82</text:p>
              </table:table-cell>
              <table:table-cell office:value-type="float" office:value="0.666830846406259">
                <text:p>0.66683084640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.119664625766996">
                <text:p>0.119664625766996</text:p>
              </table:table-cell>
              <table:table-cell office:value-type="float" office:value="0.848684424100766">
                <text:p>0.848684424100766</text:p>
              </table:table-cell>
              <table:table-cell office:value-type="float" office:value="0.531382">
                <text:p>0.531382</text:p>
              </table:table-cell>
              <table:table-cell office:value-type="float" office:value="0.84">
                <text:p>0.84</text:p>
              </table:table-cell>
              <table:table-cell office:value-type="float" office:value="0.517669450605416">
                <text:p>0.517669450605416</text:p>
              </table:table-cell>
              <table:table-cell office:value-type="float" office:value="0.803122009065354">
                <text:p>0.803122009065354</text:p>
              </table:table-cell>
              <table:table-cell office:value-type="float" office:value="0.680251">
                <text:p>0.680251</text:p>
              </table:table-cell>
              <table:table-cell office:value-type="float" office:value="0.84">
                <text:p>0.84</text:p>
              </table:table-cell>
              <table:table-cell office:value-type="float" office:value="0.667183585711113">
                <text:p>0.667183585711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.119708439648597">
                <text:p>0.119708439648597</text:p>
              </table:table-cell>
              <table:table-cell office:value-type="float" office:value="0.870438904038437">
                <text:p>0.870438904038437</text:p>
              </table:table-cell>
              <table:table-cell office:value-type="float" office:value="0.532078">
                <text:p>0.532078</text:p>
              </table:table-cell>
              <table:table-cell office:value-type="float" office:value="0.86">
                <text:p>0.86</text:p>
              </table:table-cell>
              <table:table-cell office:value-type="float" office:value="0.517932988113165">
                <text:p>0.517932988113165</text:p>
              </table:table-cell>
              <table:table-cell office:value-type="float" office:value="0.832936548544186">
                <text:p>0.832936548544186</text:p>
              </table:table-cell>
              <table:table-cell office:value-type="float" office:value="0.682122">
                <text:p>0.682122</text:p>
              </table:table-cell>
              <table:table-cell office:value-type="float" office:value="0.86">
                <text:p>0.86</text:p>
              </table:table-cell>
              <table:table-cell office:value-type="float" office:value="0.667497063738939">
                <text:p>0.66749706373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0.119746529607392">
                <text:p>0.119746529607392</text:p>
              </table:table-cell>
              <table:table-cell office:value-type="float" office:value="0.891897156213479">
                <text:p>0.891897156213479</text:p>
              </table:table-cell>
              <table:table-cell office:value-type="float" office:value="0.534726">
                <text:p>0.534726</text:p>
              </table:table-cell>
              <table:table-cell office:value-type="float" office:value="0.88">
                <text:p>0.88</text:p>
              </table:table-cell>
              <table:table-cell office:value-type="float" office:value="0.518166724914628">
                <text:p>0.518166724914628</text:p>
              </table:table-cell>
              <table:table-cell office:value-type="float" office:value="0.861709716060604">
                <text:p>0.861709716060604</text:p>
              </table:table-cell>
              <table:table-cell office:value-type="float" office:value="0.688881">
                <text:p>0.688881</text:p>
              </table:table-cell>
              <table:table-cell office:value-type="float" office:value="0.88">
                <text:p>0.88</text:p>
              </table:table-cell>
              <table:table-cell office:value-type="float" office:value="0.667775650424849">
                <text:p>0.667775650424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119779643426757">
                <text:p>0.119779643426757</text:p>
              </table:table-cell>
              <table:table-cell office:value-type="float" office:value="0.912649331255681">
                <text:p>0.912649331255681</text:p>
              </table:table-cell>
              <table:table-cell office:value-type="float" office:value="0.536327">
                <text:p>0.536327</text:p>
              </table:table-cell>
              <table:table-cell office:value-type="float" office:value="0.9">
                <text:p>0.9</text:p>
              </table:table-cell>
              <table:table-cell office:value-type="float" office:value="0.51837403086066">
                <text:p>0.51837403086066</text:p>
              </table:table-cell>
              <table:table-cell office:value-type="float" office:value="0.888484412527765">
                <text:p>0.888484412527765</text:p>
              </table:table-cell>
              <table:table-cell office:value-type="float" office:value="0.686185">
                <text:p>0.686185</text:p>
              </table:table-cell>
              <table:table-cell office:value-type="float" office:value="0.9">
                <text:p>0.9</text:p>
              </table:table-cell>
              <table:table-cell office:value-type="float" office:value="0.668023229312928">
                <text:p>0.668023229312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119808431198327">
                <text:p>0.119808431198327</text:p>
              </table:table-cell>
              <table:table-cell office:value-type="float" office:value="0.931794572133489">
                <text:p>0.931794572133489</text:p>
              </table:table-cell>
              <table:table-cell office:value-type="float" office:value="0.533787">
                <text:p>0.533787</text:p>
              </table:table-cell>
              <table:table-cell office:value-type="float" office:value="0.92">
                <text:p>0.92</text:p>
              </table:table-cell>
              <table:table-cell office:value-type="float" office:value="0.518557894740848">
                <text:p>0.518557894740848</text:p>
              </table:table-cell>
              <table:table-cell office:value-type="float" office:value="0.917459232996442">
                <text:p>0.917459232996442</text:p>
              </table:table-cell>
              <table:table-cell office:value-type="float" office:value="0.68611">
                <text:p>0.68611</text:p>
              </table:table-cell>
              <table:table-cell office:value-type="float" office:value="0.92">
                <text:p>0.92</text:p>
              </table:table-cell>
              <table:table-cell office:value-type="float" office:value="0.668243251693475">
                <text:p>0.668243251693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0.11983345808462">
                <text:p>0.11983345808462</text:p>
              </table:table-cell>
              <table:table-cell office:value-type="float" office:value="0.956614806518634">
                <text:p>0.956614806518634</text:p>
              </table:table-cell>
              <table:table-cell office:value-type="float" office:value="0.535224">
                <text:p>0.535224</text:p>
              </table:table-cell>
              <table:table-cell office:value-type="float" office:value="0.94">
                <text:p>0.94</text:p>
              </table:table-cell>
              <table:table-cell office:value-type="float" office:value="0.51872096737376">
                <text:p>0.51872096737376</text:p>
              </table:table-cell>
              <table:table-cell office:value-type="float" office:value="0.943303918086765">
                <text:p>0.943303918086765</text:p>
              </table:table-cell>
              <table:table-cell office:value-type="float" office:value="0.689118">
                <text:p>0.689118</text:p>
              </table:table-cell>
              <table:table-cell office:value-type="float" office:value="0.94">
                <text:p>0.94</text:p>
              </table:table-cell>
              <table:table-cell office:value-type="float" office:value="0.668438784714554">
                <text:p>0.668438784714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119855215414325">
                <text:p>0.119855215414325</text:p>
              </table:table-cell>
              <table:table-cell office:value-type="float" office:value="0.977862047136736">
                <text:p>0.977862047136736</text:p>
              </table:table-cell>
              <table:table-cell office:value-type="float" office:value="0.535141">
                <text:p>0.535141</text:p>
              </table:table-cell>
              <table:table-cell office:value-type="float" office:value="0.96">
                <text:p>0.96</text:p>
              </table:table-cell>
              <table:table-cell office:value-type="float" office:value="0.51886559982456">
                <text:p>0.51886559982456</text:p>
              </table:table-cell>
              <table:table-cell office:value-type="float" office:value="0.969988322187242">
                <text:p>0.969988322187242</text:p>
              </table:table-cell>
              <table:table-cell office:value-type="float" office:value="0.693639">
                <text:p>0.693639</text:p>
              </table:table-cell>
              <table:table-cell office:value-type="float" office:value="0.96">
                <text:p>0.96</text:p>
              </table:table-cell>
              <table:table-cell office:value-type="float" office:value="0.668612554138542">
                <text:p>0.668612554138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0.119874130328085">
                <text:p>0.119874130328085</text:p>
              </table:table-cell>
              <table:table-cell office:value-type="float" office:value="1">
                <text:p>1</text:p>
              </table:table-cell>
              <table:table-cell office:value-type="float" office:value="0.531576">
                <text:p>0.531576</text:p>
              </table:table-cell>
              <table:table-cell office:value-type="float" office:value="0.98">
                <text:p>0.98</text:p>
              </table:table-cell>
              <table:table-cell office:value-type="float" office:value="0.518993877300987">
                <text:p>0.518993877300987</text:p>
              </table:table-cell>
              <table:table-cell office:value-type="float" office:value="1">
                <text:p>1</text:p>
              </table:table-cell>
              <table:table-cell office:value-type="float" office:value="0.699758">
                <text:p>0.699758</text:p>
              </table:table-cell>
              <table:table-cell office:value-type="float" office:value="0.98">
                <text:p>0.98</text:p>
              </table:table-cell>
              <table:table-cell office:value-type="float" office:value="0.668766982339706">
                <text:p>0.66876698233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19890574164133">
                <text:p>0.119890574164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191076492164">
                <text:p>0.519107649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668904222072493">
                <text:p>0.668904222072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7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78">
      <style:chart-properties chart:display-label="true" chart:logarithmic="false" chart:minimum="0" chart:maximum="0.8" chart:origin="0" chart:interval-major="0.2" chart:interval-minor-divisor="2" chart:reverse-direction="false" text:line-break="false" loext:try-staggering-first="false" chart:link-data-style-to-source="false" loext:major-origin="0.5" chart:axis-position="0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78">
      <style:chart-properties chart:display-label="true" chart:logarithmic="false" chart:minimum="0.5" chart:maximum="0.9" chart:origin="0" chart:interval-major="0.1" chart:interval-minor-divisor="2" chart:reverse-direction="false" text:line-break="false" loext:try-staggering-first="false" chart:link-data-style-to-source="false" chart:axis-position="0"/>
      <style:text-properties fo:font-size="8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dash" draw:stroke-dash="Long_20_Dash" svg:stroke-width="0.02cm" svg:stroke-color="#2a6099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plot-area chart:style-name="ch2" table:cell-range-address="'cap-press-vs-sat'.A2:'cap-press-vs-sat'.B11 'cap-press-vs-sat'.B1:'cap-press-vs-sat'.B1" chart:data-source-has-labels="row" svg:x="0.656cm" svg:y="0.092cm" svg:width="7.18cm" svg:height="5.391cm">
          <chart:coordinate-region svg:x="1.304cm" svg:y="0.252cm" svg:width="6.332cm" svg:height="4.663cm"/>
          <chart:axis chart:dimension="x" chart:name="primary-x" chart:style-name="ch3">
            <chart:title svg:x="3.721cm" svg:y="5.439cm" chart:style-name="ch4">
              <text:p>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2.667cm" chart:style-name="ch8">
              <text:p>P</text:p>
            </chart:title>
            <chart:grid chart:style-name="ch5" chart:class="major"/>
            <chart:grid chart:style-name="ch6" chart:class="minor"/>
          </chart:axis>
          <chart:series chart:style-name="ch9" chart:values-cell-range-address="'cap-press-vs-sat'.B2:'cap-press-vs-sat'.B11" chart:label-cell-address="'cap-press-vs-sat'.B1:'cap-press-vs-sat'.B1" chart:class="chart:scatter">
            <chart:domain table:cell-range-address="'cap-press-vs-sat'.A2:'cap-press-vs-sat'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</text:p>
                <draw:g>
                  <svg:desc>'cap-press-vs-sat'.B1:'cap-press-vs-sa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0137">
                <text:p>0.0270137</text:p>
                <draw:g>
                  <svg:desc>'cap-press-vs-sat'.A2:'cap-press-vs-sat'.A11</svg:desc>
                </draw:g>
              </table:table-cell>
              <table:table-cell office:value-type="float" office:value="0.788673">
                <text:p>0.788673</text:p>
                <draw:g>
                  <svg:desc>'cap-press-vs-sat'.B2:'cap-press-vs-sat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237">
                <text:p>0.116237</text:p>
              </table:table-cell>
              <table:table-cell office:value-type="float" office:value="0.68017">
                <text:p>0.68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1997">
                <text:p>0.301997</text:p>
              </table:table-cell>
              <table:table-cell office:value-type="float" office:value="0.5506706">
                <text:p>0.5506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3004">
                <text:p>0.463004</text:p>
              </table:table-cell>
              <table:table-cell office:value-type="float" office:value="0.5446693">
                <text:p>0.544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6327">
                <text:p>0.536327</text:p>
              </table:table-cell>
              <table:table-cell office:value-type="float" office:value="0.5495776">
                <text:p>0.5495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1326">
                <text:p>0.581326</text:p>
              </table:table-cell>
              <table:table-cell office:value-type="float" office:value="0.5442089">
                <text:p>0.5442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604">
                <text:p>0.61604</text:p>
              </table:table-cell>
              <table:table-cell office:value-type="float" office:value="0.5335006">
                <text:p>0.533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4751">
                <text:p>0.654751</text:p>
              </table:table-cell>
              <table:table-cell office:value-type="float" office:value="0.5356315">
                <text:p>0.5356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9758">
                <text:p>0.699758</text:p>
              </table:table-cell>
              <table:table-cell office:value-type="float" office:value="0.5291704">
                <text:p>0.5291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4781">
                <text:p>0.734781</text:p>
              </table:table-cell>
              <table:table-cell office:value-type="float" office:value="0.529118">
                <text:p>0.529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0.5" chart:origin="0" chart:interval-major="0.1" chart:interval-minor-divisor="2" chart:gap-width="50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001cm" svg:height="6.001cm" xlink:href=".." xlink:type="simple" chart:class="chart:bar" chart:style-name="ch1">
        <chart:plot-area chart:style-name="ch2" table:cell-range-address="'rad-dstb'.A1:'rad-dstb'.B5" chart:data-source-has-labels="both" svg:x="0.626cm" svg:y="0.29cm" svg:width="5.028cm" svg:height="5.132cm">
          <chart:coordinate-region svg:x="1.274cm" svg:y="0.45cm" svg:width="4.38cm" svg:height="4.404cm"/>
          <chart:axis chart:dimension="x" chart:name="primary-x" chart:style-name="ch3" chartooo:axis-type="auto">
            <chartooo:date-scale/>
            <chart:title svg:x="3.025cm" svg:y="5.356cm" chart:style-name="ch4">
              <text:p>R</text:p>
            </chart:title>
            <chart:categories table:cell-range-address="'rad-dstb'.A2:'rad-dstb'.A5"/>
          </chart:axis>
          <chart:axis chart:dimension="y" chart:name="primary-y" chart:style-name="ch5">
            <chart:title svg:x="-0.033cm" svg:y="2.924cm" chart:style-name="ch6">
              <text:p>V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rad-dstb'.B2:'rad-dstb'.B5" chart:label-cell-address="'rad-dstb'.B1:'rad-dstb'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rad-dstb'.B1:'rad-dstb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rad-dstb'.A2:'rad-dstb'.A5</svg:desc>
                </draw:g>
              </table:table-cell>
              <table:table-cell office:value-type="float" office:value="0.0503068329274174">
                <text:p>0.0503068329274174</text:p>
                <draw:g>
                  <svg:desc>'rad-dstb'.B2:'rad-dstb'.B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3811573853636">
                <text:p>0.223811573853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643845619074">
                <text:p>0.4016438456190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4237747599873">
                <text:p>0.3242377475998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